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quote-cjk-patch" svg:font-family="quote-cjk-patch, Inter, system-ui, apple-system, BlinkMacSystemFont, 'Segoe UI', Roboto, Oxygen, Ubuntu, Cantarell, 'Open Sans', 'Helvetica Neue', sans-serif"/>
    <style:font-face style:name="华文细黑" svg:font-family="华文细黑"/>
    <style:font-face style:name="华文黑体 - Kelvin2" svg:font-family="'华文黑体 - Kelvin'"/>
    <style:font-face style:name="宋体1" svg:font-family="宋体"/>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仿宋" svg:font-family="仿宋" style:font-family-generic="modern" style:font-pitch="fixed"/>
    <style:font-face style:name="方正仿宋_GBK" svg:font-family="方正仿宋_GBK" style:font-family-generic="modern" style:font-pitch="fixed"/>
    <style:font-face style:name="黑体" svg:font-family="黑体"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pitch="variable"/>
    <style:font-face style:name="方正仿宋_GBK1" svg:font-family="方正仿宋_GBK" style:font-pitch="variable"/>
    <style:font-face style:name="方正仿宋_GBK2"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Mangal" svg:font-family="Mangal"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表格6.D1" style:family="table-cell">
      <style:table-cell-properties fo:background-color="#ffffff" fo:padding-left="0.095cm" fo:padding-right="0.095cm" fo:padding-top="0cm" fo:padding-bottom="0cm" fo:border="0.018cm solid #000000" fo:vertical-align="top">
        <style:background-image/>
      </style:table-cell-properties>
    </style:style>
    <style:style style:name="表格6.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表格6.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018cm solid #000000" fo:border-right="0.002cm solid #000000" fo:border-top="none" fo:border-bottom="0.018cm solid #000000" fo:vertical-align="top">
        <style:background-image/>
      </style:table-cell-properties>
    </style:style>
    <style:style style:name="表格6.D7" style:family="table-cell">
      <style:table-cell-properties fo:background-color="#ffffff" fo:padding-left="0.095cm" fo:padding-right="0.095cm" fo:padding-top="0cm" fo:padding-bottom="0cm" fo:border-left="0.018cm solid #000000" fo:border-right="0.018cm solid #000000" fo:border-top="none" fo:border-bottom="0.018cm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02cm solid #000000" fo:border-right="none" fo:border-top="0.002cm solid #000000" fo:border-bottom="0.002cm solid #000000"/>
    </style:style>
    <style:style style:name="表格5.B1" style:family="table-cell">
      <style:table-cell-properties fo:padding="0.097cm" fo:border="0.002cm solid #000000"/>
    </style:style>
    <style:style style:name="表格5.A2" style:family="table-cell">
      <style:table-cell-properties fo:padding="0.097cm" fo:border-left="0.002cm solid #000000" fo:border-right="none" fo:border-top="none" fo:border-bottom="0.002cm solid #000000"/>
    </style:style>
    <style:style style:name="表格5.B2" style:family="table-cell">
      <style:table-cell-properties fo:padding="0.097cm" fo:border-left="0.002cm solid #000000" fo:border-right="0.002cm solid #000000" fo:border-top="none" fo:border-bottom="0.002cm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02cm solid #000000" fo:border-right="none" fo:border-top="0.002cm solid #000000" fo:border-bottom="0.002cm solid #000000"/>
    </style:style>
    <style:style style:name="表格1.C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C2" style:family="table-cell">
      <style:table-cell-properties fo:padding="0.097cm" fo:border-left="0.002cm solid #000000" fo:border-right="0.002cm solid #000000" fo:border-top="none" fo:border-bottom="0.002cm solid #000000"/>
    </style:style>
    <style:style style:name="表格1.4" style:family="table-row">
      <style:table-row-properties style:min-row-height="1.293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02cm solid #000000" fo:border-right="none" fo:border-top="0.002cm solid #000000" fo:border-bottom="0.002cm solid #000000"/>
    </style:style>
    <style:style style:name="表格2.C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C2" style:family="table-cell">
      <style:table-cell-properties fo:padding="0.097cm" fo:border-left="0.002cm solid #000000" fo:border-right="0.002cm solid #000000" fo:border-top="none" fo:border-bottom="0.002cm solid #000000"/>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padding="0.097cm" fo:border-left="0.002cm solid #000000" fo:border-right="none" fo:border-top="0.002cm solid #000000" fo:border-bottom="0.002cm solid #000000"/>
    </style:style>
    <style:style style:name="表格7.C1" style:family="table-cell">
      <style:table-cell-properties fo:padding="0.097cm" fo:border="0.002cm solid #000000"/>
    </style:style>
    <style:style style:name="表格7.A2" style:family="table-cell">
      <style:table-cell-properties fo:padding="0.097cm" fo:border-left="0.002cm solid #000000" fo:border-right="none" fo:border-top="none" fo:border-bottom="0.002cm solid #000000"/>
    </style:style>
    <style:style style:name="表格7.C2" style:family="table-cell">
      <style:table-cell-properties fo:padding="0.097cm" fo:border-left="0.002cm solid #000000" fo:border-right="0.002cm solid #000000" fo:border-top="none" fo:border-bottom="0.002cm solid #000000"/>
    </style:style>
    <style:style style:name="表格7.3" style:family="table-row">
      <style:table-row-properties style:min-row-height="0.577cm"/>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02cm solid #000000" fo:border-right="none" fo:border-top="0.002cm solid #000000" fo:border-bottom="0.002cm solid #000000"/>
    </style:style>
    <style:style style:name="表格3.B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表格8" style:family="table">
      <style:table-properties style:width="17cm" table:align="margins"/>
    </style:style>
    <style:style style:name="表格8.A" style:family="table-column">
      <style:table-column-properties style:column-width="5.667cm" style:rel-column-width="21845*"/>
    </style:style>
    <style:style style:name="表格8.A1" style:family="table-cell">
      <style:table-cell-properties fo:padding="0.097cm" fo:border-left="0.002cm solid #000000" fo:border-right="none" fo:border-top="0.002cm solid #000000" fo:border-bottom="0.002cm solid #000000"/>
    </style:style>
    <style:style style:name="表格8.C1" style:family="table-cell">
      <style:table-cell-properties fo:padding="0.097cm" fo:border="0.002cm solid #000000"/>
    </style:style>
    <style:style style:name="表格8.A2" style:family="table-cell">
      <style:table-cell-properties fo:padding="0.097cm" fo:border-left="0.002cm solid #000000" fo:border-right="none" fo:border-top="none" fo:border-bottom="0.002cm solid #000000"/>
    </style:style>
    <style:style style:name="表格8.C2" style:family="table-cell">
      <style:table-cell-properties fo:padding="0.097cm" fo:border-left="0.002cm solid #000000" fo:border-right="0.002cm solid #000000" fo:border-top="none" fo:border-bottom="0.002cm solid #000000"/>
    </style:style>
    <style:style style:name="表格9" style:family="table">
      <style:table-properties style:width="17cm" table:align="margins"/>
    </style:style>
    <style:style style:name="表格9.A" style:family="table-column">
      <style:table-column-properties style:column-width="5.667cm" style:rel-column-width="21845*"/>
    </style:style>
    <style:style style:name="表格9.A1" style:family="table-cell">
      <style:table-cell-properties fo:padding="0.097cm" fo:border-left="0.002cm solid #000000" fo:border-right="none" fo:border-top="0.002cm solid #000000" fo:border-bottom="0.002cm solid #000000"/>
    </style:style>
    <style:style style:name="表格9.C1" style:family="table-cell">
      <style:table-cell-properties fo:padding="0.097cm" fo:border="0.002cm solid #000000"/>
    </style:style>
    <style:style style:name="表格9.A2" style:family="table-cell">
      <style:table-cell-properties fo:padding="0.097cm" fo:border-left="0.002cm solid #000000" fo:border-right="none" fo:border-top="none" fo:border-bottom="0.002cm solid #000000"/>
    </style:style>
    <style:style style:name="表格9.C2" style:family="table-cell">
      <style:table-cell-properties fo:padding="0.097cm" fo:border-left="0.002cm solid #000000" fo:border-right="0.002cm solid #000000" fo:border-top="none" fo:border-bottom="0.002cm solid #000000"/>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02cm solid #000000" fo:border-right="none" fo:border-top="0.002cm solid #000000" fo:border-bottom="0.002cm solid #000000"/>
    </style:style>
    <style:style style:name="表格4.B1" style:family="table-cell">
      <style:table-cell-properties fo:padding="0.097cm" fo:border="0.002cm solid #000000"/>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padding="0.097cm" fo:border-left="0.002cm solid #000000" fo:border-right="none" fo:border-top="0.002cm solid #000000" fo:border-bottom="0.002cm solid #000000"/>
    </style:style>
    <style:style style:name="表格10.C1" style:family="table-cell">
      <style:table-cell-properties fo:padding="0.097cm" fo:border="0.002cm solid #000000"/>
    </style:style>
    <style:style style:name="表格10.A2" style:family="table-cell">
      <style:table-cell-properties fo:padding="0.097cm" fo:border-left="0.002cm solid #000000" fo:border-right="none" fo:border-top="none" fo:border-bottom="0.002cm solid #000000"/>
    </style:style>
    <style:style style:name="表格10.C2" style:family="table-cell">
      <style:table-cell-properties fo:padding="0.097cm" fo:border-left="0.002cm solid #000000" fo:border-right="0.002cm solid #000000" fo:border-top="none" fo:border-bottom="0.002cm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项目名称">
      <style:paragraph-properties fo:margin-top="0.55cm" fo:margin-bottom="0cm" fo:text-align="center" style:justify-single-word="false"/>
      <style:text-properties style:font-name="FreeSans" style:font-name-asian="华文黑体 - Kelvin1"/>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P7" style:family="paragraph" style:parent-style-name="Standard">
      <style:paragraph-properties fo:line-height="150%" fo:text-align="center" style:justify-single-word="false"/>
      <style:text-properties style:font-name="华文黑体 - Kelvin" style:font-name-asian="华文黑体 - Kelvin"/>
    </style:style>
    <style:style style:name="P8" style:family="paragraph" style:parent-style-name="Standard">
      <style:paragraph-properties fo:line-height="150%"/>
      <style:text-properties style:font-name="华文黑体 - Kelvin" fo:font-size="10.5pt" fo:font-style="normal" fo:font-weight="normal"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9" style:family="paragraph" style:parent-style-name="Standard">
      <style:text-properties style:font-name-asian="华文黑体 - Kelvin"/>
    </style:style>
    <style:style style:name="P10" style:family="paragraph" style:parent-style-name="Standard">
      <style:paragraph-properties fo:line-height="150%"/>
      <style:text-properties style:font-name="方正宋一简体" fo:font-size="10.5pt" style:font-name-asian="方正宋一简体" style:font-size-asian="10.5pt" style:font-name-complex="华文细黑" style:font-size-complex="10.5pt"/>
    </style:style>
    <style:style style:name="P11" style:family="paragraph" style:parent-style-name="Standard">
      <style:paragraph-properties fo:line-height="150%"/>
      <style:text-properties fo:font-size="12pt" fo:font-weight="bold" style:font-size-asian="12pt" style:font-weight-asian="bold" style:font-size-complex="12pt" style:font-weight-complex="bold"/>
    </style:style>
    <style:style style:name="P12" style:family="paragraph" style:parent-style-name="Standard">
      <style:text-properties style:font-name="方正仿宋_GBK1" fo:font-weight="normal" style:font-name-asian="方正仿宋_GBK1" style:font-weight-asian="normal" style:font-weight-complex="normal"/>
    </style:style>
    <style:style style:name="P13" style:family="paragraph" style:parent-style-name="Text_20_body">
      <style:text-properties style:font-name="华文黑体 - Kelvin" fo:font-size="10.5pt" fo:font-style="normal" fo:font-weight="bold" style:font-name-asian="华文黑体 - Kelvin" style:font-size-asian="10.5pt" style:font-style-asian="normal" style:font-weight-asian="bold" style:font-name-complex="华文细黑" style:font-size-complex="10.5pt" style:font-style-complex="normal" style:font-weight-complex="bold"/>
    </style:style>
    <style:style style:name="P14" style:family="paragraph" style:parent-style-name="Text_20_body">
      <style:text-properties fo:color="#bf0041" fo:font-weight="bold" style:font-weight-asian="bold" style:font-weight-complex="bold"/>
    </style:style>
    <style:style style:name="P15" style:family="paragraph" style:parent-style-name="Text_20_body">
      <style:text-properties fo:color="#2a6099"/>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font-name="宋体" fo:font-weight="normal" style:font-name-asian="宋体" style:font-weight-asian="normal" style:font-weight-complex="normal"/>
    </style:style>
    <style:style style:name="P18" style:family="paragraph" style:parent-style-name="Text_20_body">
      <style:text-properties style:font-name="方正仿宋_GBK1" fo:font-weight="normal" style:font-name-asian="方正仿宋_GBK1" style:font-weight-asian="normal" style:font-weight-complex="normal"/>
    </style:style>
    <style:style style:name="P19" style:family="paragraph" style:parent-style-name="Text_20_body">
      <style:text-properties fo:color="#000000" style:font-name="方正仿宋_GBK1" fo:font-weight="normal" style:font-name-asian="方正仿宋_GBK1" style:font-size-asian="12pt" style:font-weight-asian="normal" style:font-weight-complex="normal"/>
    </style:style>
    <style:style style:name="P20" style:family="paragraph" style:parent-style-name="Text_20_body">
      <style:paragraph-properties fo:line-height="150%"/>
      <style:text-properties fo:color="#000000" style:font-name="方正仿宋_GBK1" fo:font-weight="normal" style:font-name-asian="方正仿宋_GBK1" style:font-weight-asian="normal" style:font-weight-complex="normal"/>
    </style:style>
    <style:style style:name="P21" style:family="paragraph" style:parent-style-name="Standard">
      <style:paragraph-properties fo:margin-top="0.101cm" fo:margin-bottom="0.101cm" fo:line-height="150%" fo:text-align="center" style:justify-single-word="false">
        <style:tab-stops>
          <style:tab-stop style:position="2.93cm"/>
        </style:tab-stops>
      </style:paragraph-properties>
      <style:text-properties style:font-name-asian="华文黑体 - Kelvin"/>
    </style:style>
    <style:style style:name="P22" style:family="paragraph" style:parent-style-name="Standard">
      <style:paragraph-properties fo:margin-top="0.101cm" fo:margin-bottom="0.101cm" fo:line-height="150%" fo:text-align="center" style:justify-single-word="false">
        <style:tab-stops>
          <style:tab-stop style:position="2.93cm"/>
        </style:tab-stops>
      </style:paragraph-properties>
      <style:text-properties style:use-window-font-color="true" style:font-name="宋体1" fo:font-size="12pt" fo:font-weight="normal" fo:background-color="transparent" style:font-name-asian="宋体1" style:font-name-complex="宋体1"/>
    </style:style>
    <style:style style:name="P23" style:family="paragraph" style:parent-style-name="Standard">
      <style:paragraph-properties fo:margin-top="0.101cm" fo:margin-bottom="0.101cm" fo:line-height="150%" fo:text-align="center" style:justify-single-word="false">
        <style:tab-stops>
          <style:tab-stop style:position="2.93cm"/>
        </style:tab-stops>
      </style:paragraph-properties>
      <style:text-properties style:use-window-font-color="true" style:font-name="方正仿宋_GBK1" fo:font-size="12pt" fo:font-weight="normal" fo:background-color="transparent" style:font-name-asian="方正仿宋_GBK1" style:font-name-complex="宋体1"/>
    </style:style>
    <style:style style:name="P24" style:family="paragraph" style:parent-style-name="Standard">
      <style:paragraph-properties fo:margin-top="0.101cm" fo:margin-bottom="0.101cm" fo:line-height="150%" fo:text-align="center" style:justify-single-word="false">
        <style:tab-stops>
          <style:tab-stop style:position="2.93cm"/>
        </style:tab-stops>
      </style:paragraph-properties>
      <style:text-properties style:use-window-font-color="true" style:font-name="方正仿宋_GBK1" fo:font-size="12pt" fo:font-weight="normal" fo:background-color="transparent" style:font-name-asian="方正仿宋_GBK1"/>
    </style:style>
    <style:style style:name="P25" style:family="paragraph" style:parent-style-name="Standard">
      <style:paragraph-properties fo:margin-top="0.101cm" fo:margin-bottom="0.101cm" fo:line-height="150%" fo:text-align="center" style:justify-single-word="false">
        <style:tab-stops>
          <style:tab-stop style:position="2.93cm"/>
        </style:tab-stops>
      </style:paragraph-properties>
      <style:text-properties style:font-name="方正仿宋_GBK1" style:font-name-asian="方正仿宋_GBK1"/>
    </style:style>
    <style:style style:name="P26" style:family="paragraph" style:parent-style-name="Standard">
      <style:paragraph-properties fo:margin-top="0.101cm" fo:margin-bottom="0.101cm" fo:line-height="150%" fo:text-align="justify" style:justify-single-word="false">
        <style:tab-stops>
          <style:tab-stop style:position="2.93cm"/>
        </style:tab-stops>
      </style:paragraph-properties>
      <style:text-properties style:font-name="方正仿宋_GBK1" style:font-name-asian="方正仿宋_GBK1"/>
    </style:style>
    <style:style style:name="P27" style:family="paragraph" style:parent-style-name="摘要">
      <style:paragraph-properties fo:break-before="page"/>
    </style:style>
    <style:style style:name="P28" style:family="paragraph" style:parent-style-name="Contents_20_Heading">
      <style:paragraph-properties fo:break-before="page"/>
    </style:style>
    <style:style style:name="P29" style:family="paragraph" style:parent-style-name="Standard">
      <style:paragraph-properties fo:margin-left="0cm" fo:margin-right="0cm" fo:margin-top="0.101cm" fo:margin-bottom="0.101cm" fo:line-height="150%" fo:text-align="start" style:justify-single-word="false" fo:text-indent="0.741cm" style:auto-text-indent="false">
        <style:tab-stops>
          <style:tab-stop style:position="2.93cm"/>
        </style:tab-stops>
      </style:paragraph-properties>
      <style:text-properties style:use-window-font-color="true" style:font-name="宋体1" fo:font-size="11pt" fo:font-weight="normal" fo:background-color="transparent" style:font-name-asian="宋体1" style:font-name-complex="宋体1"/>
    </style:style>
    <style:style style:name="P30" style:family="paragraph" style:parent-style-name="Standard">
      <style:paragraph-properties fo:margin-left="0cm" fo:margin-right="0cm" fo:margin-top="0.101cm" fo:margin-bottom="0.101cm" fo:line-height="150%" fo:text-align="justify" style:justify-single-word="false" fo:text-indent="0.741cm" style:auto-text-indent="false">
        <style:tab-stops>
          <style:tab-stop style:position="2.93cm"/>
        </style:tab-stops>
      </style:paragraph-properties>
      <style:text-properties style:use-window-font-color="true" style:font-name="宋体1" fo:font-size="11pt" fo:font-weight="normal" fo:background-color="transparent" style:font-name-asian="宋体1" style:font-name-complex="宋体1"/>
    </style:style>
    <style:style style:name="P31" style:family="paragraph" style:parent-style-name="Standard">
      <style:paragraph-properties fo:margin-left="0cm" fo:margin-right="0cm" fo:margin-top="0.101cm" fo:margin-bottom="0.101cm" fo:line-height="150%" fo:text-align="center" style:justify-single-word="false" fo:text-indent="0.741cm" style:auto-text-indent="false">
        <style:tab-stops>
          <style:tab-stop style:position="2.93cm"/>
        </style:tab-stops>
      </style:paragraph-properties>
      <style:text-properties style:use-window-font-color="true" style:font-name="方正仿宋_GBK1" fo:font-size="12pt" fo:font-weight="normal" fo:background-color="transparent" style:font-name-asian="方正仿宋_GBK1" style:font-name-complex="宋体1"/>
    </style:style>
    <style:style style:name="P32" style:family="paragraph" style:parent-style-name="Standard">
      <style:paragraph-properties fo:margin-left="0cm" fo:margin-right="0cm" fo:margin-top="0.101cm" fo:margin-bottom="0.101cm" fo:line-height="150%" fo:text-align="justify" style:justify-single-word="false" fo:text-indent="0.741cm" style:auto-text-indent="false">
        <style:tab-stops>
          <style:tab-stop style:position="2.93cm"/>
        </style:tab-stops>
      </style:paragraph-properties>
      <style:text-properties style:use-window-font-color="true" style:font-name="方正仿宋_GBK1" fo:font-size="12pt" fo:font-weight="normal" fo:background-color="transparent" style:font-name-asian="方正仿宋_GBK1" style:font-name-complex="宋体1"/>
    </style:style>
    <style:style style:name="P33" style:family="paragraph" style:parent-style-name="Standard">
      <style:paragraph-properties fo:margin-left="0cm" fo:margin-right="0cm" fo:margin-top="0.101cm" fo:margin-bottom="0.101cm" fo:line-height="150%" fo:text-align="justify" style:justify-single-word="false" fo:text-indent="0.741cm" style:auto-text-indent="false">
        <style:tab-stops>
          <style:tab-stop style:position="2.93cm"/>
        </style:tab-stops>
      </style:paragraph-properties>
      <style:text-properties style:use-window-font-color="true" style:font-name="方正仿宋_GBK1" fo:font-size="12pt" fo:font-weight="normal" fo:background-color="transparent" style:font-name-asian="方正仿宋_GBK1" style:font-name-complex="华文黑体 - Kelvin2"/>
    </style:style>
    <style:style style:name="P34" style:family="paragraph" style:parent-style-name="Standard">
      <style:paragraph-properties fo:margin-left="0cm" fo:margin-right="0cm" fo:margin-top="0.101cm" fo:margin-bottom="0.101cm" fo:line-height="150%" fo:text-align="start" style:justify-single-word="false" fo:text-indent="0.741cm" style:auto-text-indent="false">
        <style:tab-stops>
          <style:tab-stop style:position="2.93cm"/>
        </style:tab-stops>
      </style:paragraph-properties>
      <style:text-properties style:font-name="方正仿宋_GBK1" style:font-name-asian="方正仿宋_GBK1"/>
    </style:style>
    <style:style style:name="P35" style:family="paragraph" style:parent-style-name="Table_20_Contents">
      <style:paragraph-properties fo:margin-left="0cm" fo:margin-right="0cm" fo:orphans="2" fo:widows="2" fo:text-indent="0cm" style:auto-text-indent="false"/>
    </style:style>
    <style:style style:name="P36" style:family="paragraph" style:parent-style-name="Table_20_Contents">
      <style:paragraph-properties fo:margin-left="0cm" fo:margin-right="0cm" fo:text-indent="0cm" style:auto-text-indent="false"/>
      <style:text-properties fo:font-weight="bold" style:font-weight-asian="bold" style:font-weight-complex="bold"/>
    </style:style>
    <style:style style:name="P37" style:family="paragraph" style:parent-style-name="Table_20_Contents">
      <style:paragraph-properties fo:margin-left="0cm" fo:margin-right="0cm" fo:text-align="start" style:justify-single-word="false" fo:text-indent="0cm" style:auto-text-indent="false"/>
      <style:text-properties fo:font-weight="bold" style:font-weight-asian="bold" style:font-weight-complex="bold"/>
    </style:style>
    <style:style style:name="P38" style:family="paragraph" style:parent-style-name="Table_20_Contents">
      <style:paragraph-properties fo:margin-left="0cm" fo:margin-right="0cm" fo:text-indent="0cm" style:auto-text-indent="false"/>
      <style:text-properties style:font-name="方正仿宋_GBK1" fo:font-weight="normal" style:font-name-asian="方正仿宋_GBK1" style:font-weight-asian="normal" style:font-weight-complex="normal"/>
    </style:style>
    <style:style style:name="P39" style:family="paragraph" style:parent-style-name="Table_20_Contents">
      <style:paragraph-properties fo:margin-left="0cm" fo:margin-right="0cm" fo:orphans="2" fo:widows="2" fo:text-indent="0cm" style:auto-text-indent="false"/>
      <style:text-properties style:font-name="方正仿宋_GBK1" fo:font-weight="normal" style:font-name-asian="方正仿宋_GBK1" style:font-weight-asian="normal" style:font-weight-complex="normal"/>
    </style:style>
    <style:style style:name="P40" style:family="paragraph" style:parent-style-name="Table_20_Contents">
      <style:paragraph-properties fo:margin-left="0cm" fo:margin-right="0cm" fo:text-align="start" style:justify-single-word="false" fo:orphans="2" fo:widows="2" fo:text-indent="0cm" style:auto-text-indent="false"/>
      <style:text-properties style:font-name="方正仿宋_GBK1" fo:font-weight="normal" style:font-name-asian="方正仿宋_GBK1" style:font-weight-asian="normal" style:font-weight-complex="normal"/>
    </style:style>
    <style:style style:name="P41" style:family="paragraph" style:parent-style-name="Table_20_Contents">
      <style:paragraph-properties fo:margin-left="0cm" fo:margin-right="0cm" fo:text-indent="0cm" style:auto-text-indent="false"/>
      <style:text-properties style:font-name="仿宋" style:font-name-asian="仿宋"/>
    </style:style>
    <style:style style:name="P42" style:family="paragraph" style:parent-style-name="表格正文">
      <style:paragraph-properties fo:margin-left="0cm" fo:margin-right="0cm" fo:orphans="2" fo:widows="2" fo:text-indent="0cm" style:auto-text-indent="false"/>
      <style:text-properties style:font-name="方正仿宋_GBK1" fo:font-weight="normal" style:font-name-asian="方正仿宋_GBK1" style:font-weight-asian="normal" style:font-weight-complex="normal"/>
    </style:style>
    <style:style style:name="P43" style:family="paragraph" style:parent-style-name="Text_20_body">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text-properties style:font-name="方正仿宋_GBK1" fo:font-weight="normal" style:font-name-asian="方正仿宋_GBK1" style:font-weight-asian="normal" style:font-weight-complex="normal"/>
    </style:style>
    <style:style style:name="P45" style:family="paragraph" style:parent-style-name="Text_20_body">
      <style:paragraph-properties fo:margin-left="0cm" fo:margin-right="0cm" fo:text-indent="0cm" style:auto-text-indent="false"/>
      <style:text-properties style:font-name="仿宋" style:font-name-asian="仿宋"/>
    </style:style>
    <style:style style:name="P46" style:family="paragraph" style:parent-style-name="Text_20_body">
      <style:paragraph-properties fo:margin-left="0cm" fo:margin-right="0cm" fo:margin-top="0.423cm" fo:margin-bottom="0.423cm" fo:orphans="2" fo:widows="2" fo:text-indent="0cm" style:auto-text-indent="false"/>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4">
      <style:paragraph-properties>
        <style:tab-stops>
          <style:tab-stop style:position="15.501cm" style:type="right" style:leader-style="dotted" style:leader-text="."/>
        </style:tab-stops>
      </style:paragraph-properties>
    </style:style>
    <style:style style:name="P51" style:family="paragraph" style:parent-style-name="Table_20_Contents">
      <style:text-properties fo:color="#bf0041" fo:font-weight="bold" style:font-weight-asian="bold" style:font-weight-complex="bold"/>
    </style:style>
    <style:style style:name="P52" style:family="paragraph" style:parent-style-name="Table_20_Contents">
      <style:text-properties style:font-name="宋体" fo:font-weight="normal" style:font-name-asian="宋体" style:font-weight-asian="normal" style:font-weight-complex="normal"/>
    </style:style>
    <style:style style:name="P53" style:family="paragraph" style:parent-style-name="Table_20_Contents">
      <style:text-properties style:font-name="FreeSerif" fo:font-size="10.5pt" style:font-name-asian="方正仿宋_GBK2" style:font-size-asian="10.5pt" style:font-size-complex="12pt"/>
    </style:style>
    <style:style style:name="P54" style:family="paragraph" style:parent-style-name="Table_20_Contents">
      <style:text-properties style:font-name="FreeSerif" fo:font-size="10.5pt" style:font-name-asian="方正仿宋_GBK2" style:font-size-asian="10.5pt" style:language-asian="zh" style:country-asian="CN" style:font-size-complex="12pt"/>
    </style:style>
    <style:style style:name="P55" style:family="paragraph" style:parent-style-name="Table_20_Contents">
      <style:text-properties style:font-name="FreeSerif" fo:font-size="10.5pt" fo:font-weight="normal" style:font-name-asian="方正仿宋_GBK2" style:font-size-asian="10.5pt" style:language-asian="zh" style:country-asian="CN" style:font-weight-asian="normal" style:font-size-complex="12pt" style:font-weight-complex="normal"/>
    </style:style>
    <style:style style:name="P56" style:family="paragraph" style:parent-style-name="Table_20_Contents">
      <style:text-properties style:font-name="方正仿宋_GBK1" fo:font-weight="normal" style:font-name-asian="方正仿宋_GBK1" style:font-weight-asian="normal" style:font-weight-complex="normal"/>
    </style:style>
    <style:style style:name="P57" style:family="paragraph" style:parent-style-name="Table_20_Contents">
      <style:text-properties style:font-name="方正仿宋_GBK1" fo:font-size="12pt" fo:font-weight="normal" style:font-name-asian="方正仿宋_GBK1" style:font-size-asian="12pt" style:font-weight-asian="normal" style:font-size-complex="12pt" style:font-weight-complex="normal"/>
    </style:style>
    <style:style style:name="P58" style:family="paragraph" style:parent-style-name="Table_20_Contents">
      <style:text-properties style:font-name="方正仿宋_GBK1" fo:font-size="10.5pt" fo:font-weight="normal" style:font-name-asian="方正仿宋_GBK1" style:font-size-asian="10.5pt" style:font-weight-asian="normal" style:font-size-complex="12pt" style:font-weight-complex="normal"/>
    </style:style>
    <style:style style:name="P59" style:family="paragraph" style:parent-style-name="Table_20_Contents">
      <style:text-properties style:font-name="方正仿宋_GBK1" fo:font-size="10.5pt" fo:font-weight="normal" style:font-name-asian="方正仿宋_GBK1" style:font-size-asian="10.5pt" style:language-asian="zh" style:country-asian="CN" style:font-weight-asian="normal" style:font-size-complex="12pt" style:font-weight-complex="normal"/>
    </style:style>
    <style:style style:name="P60" style:family="paragraph" style:parent-style-name="Table_20_Contents">
      <style:text-properties style:font-name="方正仿宋_GBK1" style:font-name-asian="方正仿宋_GBK1"/>
    </style:style>
    <style:style style:name="P61" style:family="paragraph" style:parent-style-name="Table_20_Contents">
      <style:text-properties style:font-name="仿宋" fo:font-size="10.5pt" style:font-name-asian="仿宋" style:font-size-asian="10.5pt" style:font-size-complex="12pt"/>
    </style:style>
    <style:style style:name="P62" style:family="paragraph" style:parent-style-name="Table_20_Contents">
      <style:text-properties style:font-name="仿宋" fo:font-size="10.5pt" fo:font-weight="normal" style:font-name-asian="仿宋" style:font-size-asian="10.5pt" style:font-weight-asian="normal" style:font-size-complex="12pt" style:font-weight-complex="normal"/>
    </style:style>
    <style:style style:name="P63" style:family="paragraph" style:parent-style-name="Table_20_Contents">
      <style:text-properties style:font-name="仿宋" fo:font-weight="normal" style:font-name-asian="仿宋" style:font-weight-asian="normal" style:font-weight-complex="normal"/>
    </style:style>
    <style:style style:name="P64" style:family="paragraph" style:parent-style-name="Table_20_Contents">
      <style:paragraph-properties fo:text-align="start" style:justify-single-word="false"/>
    </style:style>
    <style:style style:name="P65" style:family="paragraph" style:parent-style-name="表格正文">
      <style:text-properties style:font-name="方正仿宋_GBK1" fo:font-weight="normal" style:font-name-asian="方正仿宋_GBK1" style:font-weight-asian="normal" style:font-weight-complex="normal"/>
    </style:style>
    <style:style style:name="P66" style:family="paragraph" style:parent-style-name="Heading_20_3">
      <style:text-properties style:font-name="方正仿宋_GBK1" fo:font-weight="normal" style:font-name-asian="方正仿宋_GBK1" style:font-weight-asian="normal" style:font-weight-complex="normal"/>
    </style:style>
    <style:style style:name="P67" style:family="paragraph" style:parent-style-name="Heading_20_3">
      <style:paragraph-properties fo:text-align="start" style:justify-single-word="false"/>
    </style:style>
    <style:style style:name="P68" style:family="paragraph" style:parent-style-name="Heading_20_3">
      <style:text-properties style:font-name="华文黑体 - Kelvin" fo:font-size="12pt" style:font-name-asian="华文黑体 - Kelvin" style:font-size-asian="12pt" style:font-size-complex="12pt"/>
    </style:style>
    <style:style style:name="P69" style:family="paragraph" style:parent-style-name="Heading_20_4">
      <style:text-properties style:font-name="仿宋" fo:font-weight="normal" style:font-name-asian="仿宋" style:font-weight-asian="normal" style:font-weight-complex="normal"/>
    </style:style>
    <style:style style:name="P70" style:family="paragraph" style:parent-style-name="Heading_20_4">
      <style:paragraph-properties fo:margin-left="0cm" fo:margin-right="0cm" fo:margin-top="0cm" fo:margin-bottom="0.212cm" fo:orphans="2" fo:widows="2" fo:text-indent="0cm" style:auto-text-indent="false" fo:padding="0cm" fo:border="none"/>
    </style:style>
    <style:style style:name="P71" style:family="paragraph" style:parent-style-name="Heading_20_1">
      <style:paragraph-properties fo:break-before="page"/>
    </style:style>
    <style:style style:name="P72" style:family="paragraph" style:parent-style-name="Heading_20_1">
      <style:paragraph-properties fo:margin-left="0cm" fo:margin-right="0cm" fo:text-align="start" style:justify-single-word="false" fo:text-indent="0cm" style:auto-text-indent="false" fo:break-before="page"/>
    </style:style>
    <style:style style:name="P73" style:family="paragraph" style:parent-style-name="Heading_20_2" style:list-style-name="">
      <style:paragraph-properties fo:line-height="120%" fo:text-align="start" style:justify-single-word="false">
        <style:tab-stops/>
      </style:paragraph-properties>
    </style:style>
    <style:style style:name="P74" style:family="paragraph" style:parent-style-name="Heading_20_2" style:master-page-name="">
      <style:paragraph-properties fo:margin-left="0.044cm" fo:margin-right="0cm" fo:margin-top="0.275cm" fo:margin-bottom="0cm" fo:line-height="120%" fo:text-align="start" style:justify-single-word="false" fo:text-indent="0cm" style:auto-text-indent="false" style:page-number="auto" text:number-lines="false" text:line-number="0">
        <style:tab-stops/>
      </style:paragraph-properties>
    </style:style>
    <style:style style:name="P75" style:family="paragraph" style:parent-style-name="Heading_20_2" style:master-page-name="">
      <style:paragraph-properties fo:margin-left="-0.265cm" fo:margin-right="0cm" fo:margin-top="0.275cm" fo:margin-bottom="0cm" fo:line-height="120%" fo:text-align="start" style:justify-single-word="false" fo:text-indent="0cm" style:auto-text-indent="false" style:page-number="auto" text:number-lines="false" text:line-number="0">
        <style:tab-stops/>
      </style:paragraph-properties>
    </style:style>
    <style:style style:name="P76" style:family="paragraph" style:parent-style-name="Heading_20_2" style:master-page-name="">
      <style:paragraph-properties fo:margin-left="-0.199cm" fo:margin-right="0cm" fo:margin-top="0.275cm" fo:margin-bottom="0cm" fo:line-height="120%" fo:text-align="start" style:justify-single-word="false" fo:text-indent="0cm" style:auto-text-indent="false" style:page-number="auto" text:number-lines="false" text:line-number="0">
        <style:tab-stops/>
      </style:paragraph-properties>
    </style:style>
    <style:style style:name="P77" style:family="paragraph" style:parent-style-name="Heading_20_2">
      <style:paragraph-properties fo:break-before="page"/>
    </style:style>
    <style:style style:name="P78" style:family="paragraph" style:parent-style-name="Table_20_Contents">
      <style:paragraph-properties fo:margin-left="0cm" fo:margin-right="0cm" fo:margin-top="0cm" fo:margin-bottom="0.212cm" fo:orphans="2" fo:widows="2" fo:text-indent="0cm" style:auto-text-indent="false" fo:padding="0cm" fo:border="none"/>
      <style:text-properties fo:font-variant="normal" fo:text-transform="none" fo:color="#0f1115" style:font-name="仿宋" fo:letter-spacing="normal" style:font-name-asian="仿宋" style:font-size-asian="12pt" style:font-style-asian="normal" style:font-weight-asian="normal"/>
    </style:style>
    <style:style style:name="P79" style:family="paragraph" style:parent-style-name="Text_20_body">
      <style:text-properties style:font-name-asian="仿宋"/>
    </style:style>
    <style:style style:name="P80" style:family="paragraph" style:parent-style-name="Text_20_body" style:list-style-name="L1">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f1115" fo:letter-spacing="normal" style:font-name-asian="仿宋" style:font-size-asian="12pt" style:font-style-asian="normal" style:font-weight-asian="normal"/>
    </style:style>
    <style:style style:name="P81"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f1115" fo:letter-spacing="normal" style:font-name-asian="仿宋" style:font-size-asian="12pt" style:font-style-asian="normal" style:font-weight-asian="normal"/>
    </style:style>
    <style:style style:name="P82"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0f1115" fo:letter-spacing="normal" style:font-name-asian="仿宋" style:font-size-asian="12pt" style:font-style-asian="normal" style:font-weight-asian="normal"/>
    </style:style>
    <style:style style:name="P83" style:family="paragraph" style:parent-style-name="Text_20_body" style:list-style-name="L12">
      <style:paragraph-properties fo:margin-left="0cm" fo:margin-right="0cm" fo:margin-top="0cm" fo:margin-bottom="0cm" fo:orphans="2" fo:widows="2" fo:text-indent="0cm" style:auto-text-indent="false" fo:padding="0cm" fo:border="none"/>
      <style:text-properties fo:font-variant="normal" fo:text-transform="none" fo:color="#0f1115" fo:letter-spacing="normal" style:font-name-asian="仿宋" style:font-size-asian="12pt" style:font-style-asian="normal" style:font-weight-asian="normal"/>
    </style:style>
    <style:style style:name="P84" style:family="paragraph" style:parent-style-name="Text_20_body" style:list-style-name="L15">
      <style:paragraph-properties fo:margin-left="0cm" fo:margin-right="0cm" fo:margin-top="0cm" fo:margin-bottom="0cm" fo:orphans="2" fo:widows="2" fo:text-indent="0cm" style:auto-text-indent="false" fo:padding="0cm" fo:border="none"/>
      <style:text-properties fo:font-variant="normal" fo:text-transform="none" fo:color="#0f1115" fo:letter-spacing="normal" style:font-name-asian="仿宋" style:font-size-asian="12pt" style:font-style-asian="normal" style:font-weight-asian="normal"/>
    </style:style>
    <style:style style:name="P85"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font-size-asian="12pt" style:font-style-asian="normal" style:font-weight-asian="normal"/>
    </style:style>
    <style:style style:name="P86" style:family="paragraph" style:parent-style-name="Text_20_body" style:list-style-name="L5">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font-size-asian="12pt" style:font-style-asian="normal" style:font-weight-asian="normal"/>
    </style:style>
    <style:style style:name="P87" style:family="paragraph" style:parent-style-name="Text_20_body" style:list-style-name="L7">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font-size-asian="12pt" style:font-style-asian="normal" style:font-weight-asian="normal"/>
    </style:style>
    <style:style style:name="P88" style:family="paragraph" style:parent-style-name="Text_20_body" style:list-style-name="L9">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font-size-asian="12pt" style:font-style-asian="normal" style:font-weight-asian="normal"/>
    </style:style>
    <style:style style:name="P89" style:family="paragraph" style:parent-style-name="Text_20_body" style:list-style-name="L10">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font-size-asian="12pt" style:font-style-asian="normal" style:font-weight-asian="normal"/>
    </style:style>
    <style:style style:name="P90" style:family="paragraph" style:parent-style-name="Text_20_body" style:list-style-name="L13">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font-size-asian="12pt" style:font-style-asian="normal" style:font-weight-asian="normal"/>
    </style:style>
    <style:style style:name="P91" style:family="paragraph" style:parent-style-name="Text_20_body" style:list-style-name="L16">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font-size-asian="12pt" style:font-style-asian="normal" style:font-weight-asian="normal"/>
    </style:style>
    <style:style style:name="P92"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style>
    <style:style style:name="P93" style:family="paragraph" style:parent-style-name="Text_20_body" style:list-style-name="L5">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style>
    <style:style style:name="P94" style:family="paragraph" style:parent-style-name="Text_20_body" style:list-style-name="L7">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style>
    <style:style style:name="P95" style:family="paragraph" style:parent-style-name="Text_20_body" style:list-style-name="L10">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style>
    <style:style style:name="P96" style:family="paragraph" style:parent-style-name="Text_20_body" style:list-style-name="L13">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style>
    <style:style style:name="P97" style:family="paragraph" style:parent-style-name="Text_20_body" style:list-style-name="L16">
      <style:paragraph-properties fo:margin-left="0cm" fo:margin-right="0cm" fo:margin-top="0cm" fo:margin-bottom="0cm" fo:orphans="2" fo:widows="2" fo:text-indent="0cm" style:auto-text-indent="false" fo:padding="0cm" fo:border="none"/>
      <style:text-properties fo:font-variant="normal" fo:text-transform="none" fo:color="#0f1115" style:font-name="仿宋" fo:letter-spacing="normal" style:font-name-asian="仿宋"/>
    </style:style>
    <style:style style:name="P98" style:family="paragraph" style:parent-style-name="Text_20_body" style:list-style-name="L3">
      <style:paragraph-properties fo:margin-left="0cm" fo:margin-right="0cm" fo:margin-top="0cm" fo:margin-bottom="0.212cm" fo:orphans="2" fo:widows="2" fo:text-indent="0cm" style:auto-text-indent="false" fo:padding="0cm" fo:border="none"/>
    </style:style>
    <style:style style:name="P99" style:family="paragraph" style:parent-style-name="Text_20_body" style:list-style-name="L8">
      <style:paragraph-properties fo:margin-left="0cm" fo:margin-right="0cm" fo:margin-top="0cm" fo:margin-bottom="0.212cm" fo:orphans="2" fo:widows="2" fo:text-indent="0cm" style:auto-text-indent="false" fo:padding="0cm" fo:border="none"/>
    </style:style>
    <style:style style:name="P100" style:family="paragraph" style:parent-style-name="Text_20_body" style:list-style-name="L11">
      <style:paragraph-properties fo:margin-left="0cm" fo:margin-right="0cm" fo:margin-top="0cm" fo:margin-bottom="0.212cm" fo:orphans="2" fo:widows="2" fo:text-indent="0cm" style:auto-text-indent="false" fo:padding="0cm" fo:border="none"/>
    </style:style>
    <style:style style:name="P101" style:family="paragraph" style:parent-style-name="Text_20_body" style:list-style-name="L14">
      <style:paragraph-properties fo:margin-left="0cm" fo:margin-right="0cm" fo:margin-top="0cm" fo:margin-bottom="0.212cm" fo:orphans="2" fo:widows="2" fo:text-indent="0cm" style:auto-text-indent="false" fo:padding="0cm" fo:border="none"/>
    </style:style>
    <style:style style:name="P102" style:family="paragraph" style:parent-style-name="Text_20_body" style:list-style-name="L17">
      <style:paragraph-properties fo:margin-left="0cm" fo:margin-right="0cm" fo:margin-top="0cm" fo:margin-bottom="0.212cm" fo:orphans="2" fo:widows="2" fo:text-indent="0cm" style:auto-text-indent="false" fo:padding="0cm" fo:border="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language-asian="zh" style:country-asian="CN"/>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style:use-window-font-color="true" fo:font-size="12pt" fo:font-weight="normal" fo:background-color="transparent" style:font-name-complex="华文黑体 - Kelvin2" loext:opacity="0%" loext:char-shading-value="0"/>
    </style:style>
    <style:style style:name="T7" style:family="text">
      <style:text-properties style:use-window-font-color="true" fo:font-size="12pt" fo:font-weight="normal" fo:background-color="transparent" style:font-name-complex="宋体1" loext:opacity="0%" loext:char-shading-value="0"/>
    </style:style>
    <style:style style:name="T8" style:family="text">
      <style:text-properties style:font-name="华文仿宋" fo:font-size="12pt" style:font-name-asian="华文仿宋" style:font-size-asian="12pt" style:font-size-complex="12pt"/>
    </style:style>
    <style:style style:name="T9" style:family="text">
      <style:text-properties fo:font-weight="bold" style:font-weight-asian="bold" style:font-weight-complex="bold"/>
    </style:style>
    <style:style style:name="T10" style:family="text">
      <style:text-properties fo:font-weight="bold" style:font-name-asian="仿宋" style:font-weight-asian="bold" style:font-weight-complex="bold"/>
    </style:style>
    <style:style style:name="T11" style:family="text">
      <style:text-properties fo:color="#bf0041" fo:font-weight="bold" style:font-weight-asian="bold" style:font-weight-complex="bold" loext:opacity="100%"/>
    </style:style>
    <style:style style:name="T12" style:family="text">
      <style:text-properties fo:font-weight="normal" style:font-weight-asian="normal" style:font-weight-complex="normal"/>
    </style:style>
    <style:style style:name="T13" style:family="text">
      <style:text-properties fo:font-size="12pt" style:font-size-asian="12pt" style:font-size-complex="12pt"/>
    </style:style>
    <style:style style:name="T14" style:family="text">
      <style:text-properties fo:font-size="12pt" fo:font-style="normal" fo:font-weight="normal"/>
    </style:style>
    <style:style style:name="T15" style:family="text">
      <style:text-properties fo:font-variant="normal" fo:text-transform="none" fo:color="#0f1115" fo:letter-spacing="normal" style:font-size-asian="11.25pt" style:font-style-asian="normal" loext:opacity="100%"/>
    </style:style>
    <style:style style:name="T16" style:family="text">
      <style:text-properties fo:font-variant="normal" fo:text-transform="none" fo:color="#0f1115" fo:letter-spacing="normal" style:font-size-asian="11.25pt" style:font-style-asian="normal" style:font-weight-asian="normal"/>
    </style:style>
    <style:style style:name="T17" style:family="text">
      <style:text-properties fo:font-variant="normal" fo:text-transform="none" fo:color="#0f1115" fo:letter-spacing="normal" style:font-size-asian="11.25pt" style:language-asian="zh" style:country-asian="CN" style:font-style-asian="normal" loext:opacity="100%"/>
    </style:style>
    <style:style style:name="T18" style:family="text">
      <style:text-properties fo:font-variant="normal" fo:text-transform="none" fo:color="#0f1115" fo:letter-spacing="normal" style:font-name-asian="quote-cjk-patch" style:font-size-asian="12pt" style:font-style-asian="normal" style:font-weight-asian="bold"/>
    </style:style>
    <style:style style:name="T19" style:family="text">
      <style:text-properties fo:font-variant="normal" fo:text-transform="none" fo:color="#0f1115" fo:letter-spacing="normal" style:font-name-asian="quote-cjk-patch" style:font-size-asian="12pt" style:font-style-asian="normal" style:font-weight-asian="normal"/>
    </style:style>
    <style:style style:name="T20" style:family="text">
      <style:text-properties fo:font-variant="normal" fo:text-transform="none" fo:color="#0f1115" fo:letter-spacing="normal" style:font-name-asian="quote-cjk-patch" style:font-size-asian="12pt" style:language-asian="zh" style:country-asian="CN" style:font-style-asian="normal" style:font-weight-asian="bold"/>
    </style:style>
    <style:style style:name="T21" style:family="text">
      <style:text-properties fo:font-variant="normal" fo:text-transform="none" fo:color="#0f1115" fo:letter-spacing="normal" fo:font-weight="bold" style:font-name-asian="quote-cjk-patch" style:font-size-asian="12pt" style:font-style-asian="normal" style:font-weight-asian="normal" style:font-weight-complex="bold"/>
    </style:style>
    <style:style style:name="T22" style:family="text">
      <style:text-properties fo:font-variant="normal" fo:text-transform="none" fo:color="#0f1115" fo:letter-spacing="normal" fo:font-weight="bold" style:font-name-asian="仿宋" style:font-size-asian="12pt" style:font-style-asian="normal" style:font-weight-asian="normal" style:font-weight-complex="bold"/>
    </style:style>
    <style:style style:name="T23" style:family="text">
      <style:text-properties fo:font-variant="normal" fo:text-transform="none" fo:color="#0f1115" fo:letter-spacing="normal" style:font-size-asian="12pt" style:font-style-asian="normal" style:font-weight-asian="bold"/>
    </style:style>
    <style:style style:name="T24" style:family="text">
      <style:text-properties fo:font-variant="normal" fo:text-transform="none" fo:color="#0f1115" fo:letter-spacing="normal" style:font-name-asian="仿宋" style:font-size-asian="12pt" style:font-style-asian="normal" style:font-weight-asian="normal"/>
    </style:style>
    <style:style style:name="T25" style:family="text">
      <style:text-properties fo:font-variant="normal" fo:text-transform="none" fo:color="#0f1115" fo:font-size="11.25pt" fo:letter-spacing="normal" fo:font-style="normal" loext:opacity="100%"/>
    </style:style>
    <style:style style:name="T26" style:family="text">
      <style:text-properties fo:font-variant="normal" fo:text-transform="none" fo:color="#0f1115" style:font-name="方正仿宋_GBK1" fo:letter-spacing="normal" fo:font-weight="normal" style:font-name-asian="方正仿宋_GBK1" style:font-size-asian="11.25pt" style:font-style-asian="normal" style:font-weight-asian="normal" style:font-weight-complex="normal" loext:opacity="100%"/>
    </style:style>
    <style:style style:name="T27" style:family="text">
      <style:text-properties fo:font-variant="normal" fo:text-transform="none" fo:color="#0f1115" style:font-name="方正仿宋_GBK1" fo:letter-spacing="normal" fo:font-weight="normal" style:font-name-asian="方正仿宋_GBK1" style:font-size-asian="12pt" style:font-style-asian="normal" style:font-weight-asian="normal" style:font-weight-complex="normal" loext:opacity="100%"/>
    </style:style>
    <style:style style:name="T28" style:family="text">
      <style:text-properties fo:font-variant="normal" fo:text-transform="none" fo:color="#0f1115" style:font-name="方正仿宋_GBK1" fo:font-size="11.25pt" fo:letter-spacing="normal" fo:font-style="normal" fo:font-weight="normal" style:font-name-asian="方正仿宋_GBK1" style:font-weight-asian="normal" style:font-weight-complex="normal" loext:opacity="100%"/>
    </style:style>
    <style:style style:name="T29" style:family="text">
      <style:text-properties fo:font-variant="normal" fo:text-transform="none" fo:color="#0f1115" style:font-name="仿宋" fo:letter-spacing="normal" style:font-name-asian="仿宋" style:font-size-asian="12pt" style:font-style-asian="normal" style:font-weight-asian="bold"/>
    </style:style>
    <style:style style:name="T30" style:family="text">
      <style:text-properties fo:font-variant="normal" fo:text-transform="none" fo:color="#0f1115" style:font-name="仿宋" fo:letter-spacing="normal" style:font-name-asian="仿宋" style:font-size-asian="12pt" style:font-style-asian="normal" style:font-weight-asian="normal"/>
    </style:style>
    <style:style style:name="T31" style:family="text">
      <style:text-properties fo:font-variant="normal" fo:text-transform="none" fo:color="#0f1115" style:font-name="仿宋" fo:letter-spacing="normal" style:font-name-asian="仿宋" style:font-size-asian="12pt" style:language-asian="zh" style:country-asian="CN" style:font-style-asian="normal" style:font-weight-asian="bold"/>
    </style:style>
    <style:style style:name="T32" style:family="text">
      <style:text-properties fo:font-variant="normal" fo:text-transform="none" fo:color="#0f1115" style:font-name="仿宋" fo:letter-spacing="normal" fo:font-weight="normal" style:font-name-asian="仿宋" style:font-size-asian="11.25pt" style:font-style-asian="normal" style:font-weight-asian="normal" style:font-weight-complex="normal"/>
    </style:style>
    <style:style style:name="T33" style:family="text">
      <style:text-properties fo:font-variant="normal" fo:text-transform="none" fo:color="#0f1115" style:font-name="仿宋" fo:letter-spacing="normal" fo:font-weight="normal" style:font-name-asian="仿宋" style:font-size-asian="12pt" style:font-style-asian="normal" style:font-weight-asian="normal" style:font-weight-complex="normal"/>
    </style:style>
    <style:style style:name="T34" style:family="text">
      <style:text-properties fo:font-variant="normal" fo:text-transform="none" fo:color="#0f1115" style:font-name="仿宋" fo:letter-spacing="normal" fo:font-weight="normal" style:font-name-asian="仿宋" style:font-size-asian="12pt" style:language-asian="zh" style:country-asian="CN" style:font-style-asian="normal" style:font-weight-asian="normal" style:font-weight-complex="normal"/>
    </style:style>
    <style:style style:name="T35" style:family="text">
      <style:text-properties fo:font-variant="normal" fo:text-transform="none" fo:color="#0f1115" style:font-name="仿宋" fo:letter-spacing="normal" fo:font-weight="normal" style:font-name-asian="quote-cjk-patch" style:font-size-asian="12pt" style:font-style-asian="normal" style:font-weight-asian="normal" style:font-weight-complex="normal"/>
    </style:style>
    <style:style style:name="T36" style:family="text">
      <style:text-properties fo:font-variant="normal" fo:text-transform="none" fo:color="#0f1115" style:font-name="仿宋" fo:font-size="12pt" fo:letter-spacing="normal" fo:font-style="normal" fo:font-weight="bold" style:font-name-asian="仿宋"/>
    </style:style>
    <style:style style:name="T37" style:family="text">
      <style:text-properties fo:font-variant="normal" fo:text-transform="none" fo:color="#0f1115" style:font-name="仿宋" fo:font-size="12pt" fo:letter-spacing="normal" fo:font-style="normal" fo:font-weight="normal" style:font-name-asian="仿宋"/>
    </style:style>
    <style:style style:name="T38" style:family="text">
      <style:text-properties fo:font-variant="normal" fo:text-transform="none" fo:color="#0f1115" style:font-name="仿宋" fo:font-size="12pt" fo:letter-spacing="normal" fo:font-style="normal" fo:font-weight="normal" style:font-name-asian="仿宋" style:font-weight-asian="normal" style:font-weight-complex="normal"/>
    </style:style>
    <style:style style:name="T39" style:family="text">
      <style:text-properties fo:font-variant="normal" fo:text-transform="none" fo:color="#0f1115" style:font-name="quote-cjk-patch" fo:font-size="12pt" fo:letter-spacing="normal" fo:font-style="normal" fo:font-weight="bold"/>
    </style:style>
    <style:style style:name="T40" style:family="text">
      <style:text-properties fo:font-variant="normal" fo:text-transform="none" fo:color="#0f1115" style:font-name="quote-cjk-patch" fo:font-size="12pt" fo:letter-spacing="normal" fo:font-style="normal" fo:font-weight="normal"/>
    </style:style>
    <style:style style:name="T41" style:family="text">
      <style:text-properties fo:font-variant="normal" fo:text-transform="none" fo:color="#0f1115" fo:font-size="12pt" fo:letter-spacing="normal" fo:font-style="normal" fo:font-weight="bold"/>
    </style:style>
    <style:style style:name="T42" style:family="text">
      <style:text-properties fo:font-variant="normal" fo:text-transform="none" fo:color="#0f1115" style:font-name="黑体" fo:font-size="12pt" fo:letter-spacing="normal" fo:font-style="normal" fo:font-weight="normal" style:font-name-asian="黑体" style:font-size-asian="12pt" style:font-style-asian="normal" style:font-weight-asian="normal" style:font-weight-complex="normal"/>
    </style:style>
    <style:style style:name="T43" style:family="text">
      <style:text-properties fo:font-variant="normal" fo:text-transform="none" fo:color="#0f1115" style:font-name="黑体" fo:font-size="12pt" fo:letter-spacing="normal" fo:font-style="normal" fo:font-weight="normal" style:font-name-asian="黑体" style:font-weight-asian="normal" style:font-weight-complex="normal"/>
    </style:style>
    <style:style style:name="T44" style:family="text">
      <style:text-properties fo:font-variant="normal" fo:text-transform="none" fo:color="#0f1115" style:font-name="黑体" fo:font-size="12pt" fo:letter-spacing="normal" fo:font-style="normal" fo:font-weight="bold" style:font-name-asian="黑体"/>
    </style:style>
    <style:style style:name="T45" style:family="text">
      <style:text-properties fo:font-variant="normal" fo:text-transform="none" fo:color="#0f1115" style:font-name="黑体" fo:font-size="12pt" fo:letter-spacing="normal" fo:font-style="normal" fo:font-weight="bold" style:font-name-asian="黑体" style:font-size-asian="12pt" style:font-style-asian="normal"/>
    </style:style>
    <style:style style:name="T46" style:family="text">
      <style:text-properties fo:font-variant="normal" fo:text-transform="none" fo:color="#0f1115" style:font-name="黑体" fo:letter-spacing="normal" fo:font-weight="normal" style:font-name-asian="黑体" style:font-size-asian="12pt" style:font-style-asian="normal" style:font-weight-asian="normal" style:font-weight-complex="normal"/>
    </style:style>
    <style:style style:name="T47" style:family="text">
      <style:text-properties fo:font-variant="normal" fo:text-transform="none" fo:color="#0f1115" style:font-name="黑体" fo:letter-spacing="normal" style:font-name-asian="黑体" style:font-size-asian="12pt" style:font-style-asian="normal" style:font-weight-asian="bold"/>
    </style:style>
    <style:style style:name="T48" style:family="text">
      <style:text-properties fo:font-variant="normal" fo:text-transform="none" fo:color="#0f1115" style:font-name="黑体" fo:letter-spacing="normal" fo:font-weight="bold" style:font-name-asian="黑体" style:font-size-asian="12pt" style:font-style-asian="normal" style:font-weight-asian="bold" style:font-weight-complex="bold"/>
    </style:style>
    <style:style style:name="T49" style:family="text">
      <style:text-properties style:font-name="宋体" fo:font-weight="normal" style:font-name-asian="宋体" style:font-weight-asian="normal" style:font-weight-complex="normal"/>
    </style:style>
    <style:style style:name="T50" style:family="text">
      <style:text-properties style:font-name="方正仿宋_GBK1" fo:font-weight="normal" style:font-name-asian="方正仿宋_GBK1" style:font-weight-asian="normal" style:font-weight-complex="normal"/>
    </style:style>
    <style:style style:name="T51" style:family="text">
      <style:text-properties style:font-name="仿宋" fo:font-weight="normal" style:font-name-asian="仿宋" style:font-weight-asian="normal" style:font-weight-complex="normal"/>
    </style:style>
    <style:style style:name="T52" style:family="text">
      <style:text-properties style:font-size-asian="12pt" style:font-style-asian="normal" style:font-weight-asian="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1"><text:s text:c="17"/>xx小组 <text:s text:c="16"/></text:span></text:p>
      <text:p text:style-name="P5"><text:span text:style-name="T3"><text:s/>小组成员 </text:span><text:span text:style-name="T1"><text:s text:c="7"/></text:span><text:span text:style-name="T2">范宇扬 <text:s/>向成 <text:s/>张震</text:span><text:span text:style-name="T1"> <text:s text:c="7"/></text:span></text:p>
      <text:p text:style-name="P7"><text:span text:style-name="T4"><text:s/>联系方式 </text:span><text:span text:style-name="T5"><text:s text:c="9"/>18306012126 <text:s text:c="14"/></text:span></text:p>
      <text:p text:style-name="P6"/>
      <text:p text:style-name="P3"/>
      <text:p text:style-name="P3">重庆师范大学软件工程系</text:p>
      <text:h text:style-name="P27" text:outline-level="1"><text:bookmark-start text:name="__RefHeading__3253_1376500826"/>摘要<text:bookmark-end text:name="__RefHeading__3253_1376500826"/></text:h>
      <text:p text:style-name="摘要正文">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text:p>
      <text:p text:style-name="摘要正文"/>
      <text:p text:style-name="关键字">关键词：关键字3～5个，逗号分割</text:p>
      <text:p text:style-name="关键字"/>
      <text:p text:style-name="P29"/>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31">日期</text:p>
          </table:table-cell>
          <table:table-cell table:style-name="表格6.A1" office:value-type="string">
            <text:p text:style-name="P32">修改</text:p>
          </table:table-cell>
          <table:table-cell table:style-name="表格6.A1" office:value-type="string">
            <text:p text:style-name="P34"><text:span text:style-name="T6"><text:s text:c="25"/></text:span><text:span text:style-name="T7">描述</text:span></text:p>
          </table:table-cell>
          <table:table-cell table:style-name="表格6.D1" office:value-type="string">
            <text:p text:style-name="P22">作者</text:p>
          </table:table-cell>
        </table:table-row>
        <table:table-row>
          <table:table-cell table:style-name="表格6.A2" office:value-type="string">
            <text:p text:style-name="P25"><text:span text:style-name="T6">2021</text:span><text:span text:style-name="T7">年11月25日</text:span></text:p>
          </table:table-cell>
          <table:table-cell table:style-name="表格6.A2" office:value-type="string">
            <text:p text:style-name="P33">0.1.0</text:p>
          </table:table-cell>
          <table:table-cell table:style-name="表格6.A2" office:value-type="string">
            <text:p text:style-name="P23">初始版本</text:p>
          </table:table-cell>
          <table:table-cell table:style-name="表格6.D2" office:value-type="string">
            <text:p text:style-name="P30"/>
          </table:table-cell>
        </table:table-row>
        <table:table-row>
          <table:table-cell table:style-name="表格6.A2" office:value-type="string">
            <text:p text:style-name="P25"><text:span text:style-name="T6">2021 </text:span><text:span text:style-name="T7">年</text:span><text:span text:style-name="T6"> 12 </text:span><text:span text:style-name="T7">月</text:span><text:span text:style-name="T6">8</text:span><text:span text:style-name="T7">日</text:span></text:p>
          </table:table-cell>
          <table:table-cell table:style-name="表格6.A2" office:value-type="string">
            <text:p text:style-name="P33">0.2.0</text:p>
          </table:table-cell>
          <table:table-cell table:style-name="表格6.A2" office:value-type="string">
            <text:p text:style-name="P26"><text:span text:style-name="T6"><text:s/></text:span><text:span text:style-name="T7">大改：“黑盒”，无界面描述，描述细节</text:span></text:p>
          </table:table-cell>
          <table:table-cell table:style-name="表格6.D2" office:value-type="string">
            <text:p text:style-name="P30"/>
          </table:table-cell>
        </table:table-row>
        <table:table-row>
          <table:table-cell table:style-name="表格6.A2" office:value-type="string">
            <text:p text:style-name="P25"><text:span text:style-name="T6">2021</text:span><text:span text:style-name="T7">年</text:span><text:span text:style-name="T6"> 12 </text:span><text:span text:style-name="T7">月</text:span><text:span text:style-name="T6"> 19 </text:span><text:span text:style-name="T7">日</text:span></text:p>
          </table:table-cell>
          <table:table-cell table:style-name="表格6.A2" office:value-type="string">
            <text:p text:style-name="P33">0.2.1</text:p>
          </table:table-cell>
          <table:table-cell table:style-name="表格6.A2" office:value-type="string">
            <text:p text:style-name="P25"><text:span text:style-name="T6"><text:s/></text:span><text:span text:style-name="T7">更新参与者名称及用况图</text:span></text:p>
          </table:table-cell>
          <table:table-cell table:style-name="表格6.D2" office:value-type="string">
            <text:p text:style-name="P30"/>
          </table:table-cell>
        </table:table-row>
        <table:table-row table:style-name="表格6.5">
          <table:table-cell table:style-name="表格6.A2" office:value-type="string">
            <text:p text:style-name="P25"><text:span text:style-name="T6">2021 </text:span><text:span text:style-name="T7">年</text:span><text:span text:style-name="T6">12</text:span><text:span text:style-name="T7">月</text:span><text:span text:style-name="T6">26</text:span><text:span text:style-name="T7">日</text:span></text:p>
          </table:table-cell>
          <table:table-cell table:style-name="表格6.A2" office:value-type="string">
            <text:p text:style-name="P33">0.3.0</text:p>
          </table:table-cell>
          <table:table-cell table:style-name="表格6.A2" office:value-type="string">
            <text:p text:style-name="P23">对系统所要做的事情进行详细描述</text:p>
          </table:table-cell>
          <table:table-cell table:style-name="表格6.D2" office:value-type="string">
            <text:p text:style-name="P30"/>
          </table:table-cell>
        </table:table-row>
        <table:table-row table:style-name="表格6.5">
          <table:table-cell table:style-name="表格6.A2" office:value-type="string">
            <text:p text:style-name="P25"><text:span text:style-name="T6">2022</text:span><text:span text:style-name="T7">年</text:span><text:span text:style-name="T6">1</text:span><text:span text:style-name="T7">月</text:span><text:span text:style-name="T6">1</text:span><text:span text:style-name="T7">日</text:span></text:p>
          </table:table-cell>
          <table:table-cell table:style-name="表格6.A2" office:value-type="string">
            <text:p text:style-name="P33">0.3.1</text:p>
          </table:table-cell>
          <table:table-cell table:style-name="表格6.A2" office:value-type="string">
            <text:p text:style-name="P23">增加系统要做的事情，同时避免抢占设计</text:p>
          </table:table-cell>
          <table:table-cell table:style-name="表格6.D2" office:value-type="string">
            <text:p text:style-name="P30"/>
          </table:table-cell>
        </table:table-row>
        <table:table-row table:style-name="表格6.5">
          <table:table-cell table:style-name="表格6.A7" office:value-type="string">
            <text:p text:style-name="P24">2022年1月10日</text:p>
          </table:table-cell>
          <table:table-cell table:style-name="表格6.A7" office:value-type="string">
            <text:p text:style-name="P33">0.3.2</text:p>
          </table:table-cell>
          <table:table-cell table:style-name="表格6.A7" office:value-type="string">
            <text:p text:style-name="P23">增加互动交流处关于点赞，收藏的细节</text:p>
          </table:table-cell>
          <table:table-cell table:style-name="表格6.D7" office:value-type="string">
            <text:p text:style-name="P30"/>
          </table:table-cell>
        </table:table-row>
        <table:table-row table:style-name="表格6.5">
          <table:table-cell table:style-name="表格6.A7" office:value-type="string">
            <text:p text:style-name="P25">2022年3月21日</text:p>
          </table:table-cell>
          <table:table-cell table:style-name="表格6.A7" office:value-type="string">
            <text:p text:style-name="P33">0.3.3</text:p>
          </table:table-cell>
          <table:table-cell table:style-name="表格6.A7" office:value-type="string">
            <text:p text:style-name="P23">修改获取素材的细节</text:p>
          </table:table-cell>
          <table:table-cell table:style-name="表格6.D7" office:value-type="string">
            <text:p text:style-name="P30"/>
          </table:table-cell>
        </table:table-row>
        <table:table-row table:style-name="表格6.5">
          <table:table-cell table:style-name="表格6.A7" office:value-type="string">
            <text:p text:style-name="P25">2022年3月28日</text:p>
          </table:table-cell>
          <table:table-cell table:style-name="表格6.A7" office:value-type="string">
            <text:p text:style-name="P33">0.4.0</text:p>
          </table:table-cell>
          <table:table-cell table:style-name="表格6.A7" office:value-type="string">
            <text:p text:style-name="P23">用况变为交替进行</text:p>
          </table:table-cell>
          <table:table-cell table:style-name="表格6.D7" office:value-type="string">
            <text:p text:style-name="P30"/>
          </table:table-cell>
        </table:table-row>
        <table:table-row table:style-name="表格6.5">
          <table:table-cell table:style-name="表格6.A7" office:value-type="string">
            <text:p text:style-name="P25">2022年4月5日</text:p>
          </table:table-cell>
          <table:table-cell table:style-name="表格6.A7" office:value-type="string">
            <text:p text:style-name="P33">0.4.1</text:p>
          </table:table-cell>
          <table:table-cell table:style-name="表格6.A7" office:value-type="string">
            <text:p text:style-name="P23">添加业务流程切换的有界备选流描述</text:p>
          </table:table-cell>
          <table:table-cell table:style-name="表格6.D7" office:value-type="string">
            <text:p text:style-name="P30"/>
          </table:table-cell>
        </table:table-row>
        <table:table-row table:style-name="表格6.5">
          <table:table-cell table:style-name="表格6.A7" office:value-type="string">
            <text:p text:style-name="P25">2022年4月9日</text:p>
          </table:table-cell>
          <table:table-cell table:style-name="表格6.A7" office:value-type="string">
            <text:p text:style-name="P33">0.4.2</text:p>
          </table:table-cell>
          <table:table-cell table:style-name="表格6.A7" office:value-type="string">
            <text:p text:style-name="P23">添加社交细节，修改版本号</text:p>
          </table:table-cell>
          <table:table-cell table:style-name="表格6.D7" office:value-type="string">
            <text:p text:style-name="P30"/>
          </table:table-cell>
        </table:table-row>
        <table:table-row table:style-name="表格6.5">
          <table:table-cell table:style-name="表格6.A7" office:value-type="string">
            <text:p text:style-name="P25">2022年4月26日</text:p>
          </table:table-cell>
          <table:table-cell table:style-name="表格6.A7" office:value-type="string">
            <text:p text:style-name="P33">0.4.3</text:p>
          </table:table-cell>
          <table:table-cell table:style-name="表格6.A7" office:value-type="string">
            <text:p text:style-name="P23">添加关于上传的素材的细节</text:p>
          </table:table-cell>
          <table:table-cell table:style-name="表格6.D7" office:value-type="string">
            <text:p text:style-name="P30"/>
          </table:table-cell>
        </table:table-row>
        <table:table-row table:style-name="表格6.5">
          <table:table-cell table:style-name="表格6.A7" office:value-type="string">
            <text:p text:style-name="P25">2022年6月18日</text:p>
          </table:table-cell>
          <table:table-cell table:style-name="表格6.A7" office:value-type="string">
            <text:p text:style-name="P33">0.4.4</text:p>
          </table:table-cell>
          <table:table-cell table:style-name="表格6.A7" office:value-type="string">
            <text:p text:style-name="P23">笔记交互细节</text:p>
          </table:table-cell>
          <table:table-cell table:style-name="表格6.D7" office:value-type="string">
            <text:p text:style-name="P30"/>
          </table:table-cell>
        </table:table-row>
      </table:table>
      <text:p text:style-name="P21"/>
      <text:p text:style-name="P9"/>
      <text:p text:style-name="P9"><text:soft-page-break/></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8" text:outline-level="1">目录</text:h>
          </text:index-title>
          <text:p text:style-name="P47"><text:a xlink:type="simple" xlink:href="#__RefHeading__3253_1376500826" office:name="摘要" text:style-name="Index_20_Link" text:visited-style-name="Index_20_Link">摘要<text:tab/>2</text:a></text:p>
          <text:p text:style-name="P47"><text:a xlink:type="simple" xlink:href="#__RefHeading__3584_145136877" office:name=" 立项" text:style-name="Index_20_Link" text:visited-style-name="Index_20_Link">第1章 <text:s/>立项<text:tab/>4</text:a></text:p>
          <text:p text:style-name="P48"><text:a xlink:type="simple" xlink:href="#__RefHeading___Toc4585_481696549" office:name="项目起源与提案" text:style-name="Index_20_Link" text:visited-style-name="Index_20_Link">1.1. 项目起源与提案<text:tab/>4</text:a></text:p>
          <text:p text:style-name="P48"><text:a xlink:type="simple" xlink:href="#__RefHeading___Toc4587_481696549" office:name="Business Case" text:style-name="Index_20_Link" text:visited-style-name="Index_20_Link">1.2. Business Case<text:tab/>4</text:a></text:p>
          <text:p text:style-name="P47"><text:a xlink:type="simple" xlink:href="#__RefHeading___Toc4589_481696549" office:name="愿景" text:style-name="Index_20_Link" text:visited-style-name="Index_20_Link">第2章 愿景<text:tab/>5</text:a></text:p>
          <text:p text:style-name="P48"><text:a xlink:type="simple" xlink:href="#__RefHeading___Toc14369_1003501382" office:name="问题陈述" text:style-name="Index_20_Link" text:visited-style-name="Index_20_Link">2.1. 问题陈述<text:tab/>5</text:a></text:p>
          <text:p text:style-name="P49"><text:a xlink:type="simple" xlink:href="#__RefHeading___Toc13222_1649206321" office:name="问题一" text:style-name="Index_20_Link" text:visited-style-name="Index_20_Link">1. 问题一<text:tab/>5</text:a></text:p>
          <text:p text:style-name="P48"><text:a xlink:type="simple" xlink:href="#__RefHeading___Toc13228_1649206321" office:name="涉众与用户" text:style-name="Index_20_Link" text:visited-style-name="Index_20_Link">2.2. 涉众与用户<text:tab/>5</text:a></text:p>
          <text:p text:style-name="P49"><text:a xlink:type="simple" xlink:href="#__RefHeading___Toc13230_1649206321" office:name="涉众" text:style-name="Index_20_Link" text:visited-style-name="Index_20_Link">1. 涉众<text:tab/>5</text:a></text:p>
          <text:p text:style-name="P49"><text:a xlink:type="simple" xlink:href="#__RefHeading___Toc13232_1649206321" office:name="用户" text:style-name="Index_20_Link" text:visited-style-name="Index_20_Link">2. 用户<text:tab/>5</text:a></text:p>
          <text:p text:style-name="P48"><text:a xlink:type="simple" xlink:href="#__RefHeading___Toc13234_1649206321" office:name="关键涉众和用户的需要" text:style-name="Index_20_Link" text:visited-style-name="Index_20_Link">2.3. 关键涉众和用户的需要<text:tab/>5</text:a></text:p>
          <text:p text:style-name="P48"><text:a xlink:type="simple" xlink:href="#__RefHeading___Toc13236_1649206321" office:name="产品概述" text:style-name="Index_20_Link" text:visited-style-name="Index_20_Link">2.4. 产品概述<text:tab/>5</text:a></text:p>
          <text:p text:style-name="P49"><text:a xlink:type="simple" xlink:href="#__RefHeading___Toc3259_1373992084" office:name="产品定位陈述" text:style-name="Index_20_Link" text:visited-style-name="Index_20_Link">1. 产品定位陈述<text:tab/>5</text:a></text:p>
          <text:p text:style-name="P49"><text:a xlink:type="simple" xlink:href="#__RefHeading___Toc3261_1373992084" office:name=" 完整的产品概述" text:style-name="Index_20_Link" text:visited-style-name="Index_20_Link">2. <text:s/>完整的产品概述<text:tab/>6</text:a></text:p>
          <text:p text:style-name="P48"><text:a xlink:type="simple" xlink:href="#__RefHeading___Toc3263_1373992084" office:name="产品特性" text:style-name="Index_20_Link" text:visited-style-name="Index_20_Link">2.5. 产品特性<text:tab/>6</text:a></text:p>
          <text:p text:style-name="P48"><text:a xlink:type="simple" xlink:href="#__RefHeading___Toc13244_1649206321" office:name="其他产品需求" text:style-name="Index_20_Link" text:visited-style-name="Index_20_Link">2.6. 其他产品需求<text:tab/>6</text:a></text:p>
          <text:p text:style-name="P47"><text:a xlink:type="simple" xlink:href="#__RefHeading___Toc14371_1003501382" office:name=" 用况建模" text:style-name="Index_20_Link" text:visited-style-name="Index_20_Link">第3章 <text:s/>用况建模<text:tab/>7</text:a></text:p>
          <text:p text:style-name="P48"><text:a xlink:type="simple" xlink:href="#__RefHeading___Toc14373_1003501382" office:name="术语表" text:style-name="Index_20_Link" text:visited-style-name="Index_20_Link">3.1. 术语表<text:tab/>7</text:a></text:p>
          <text:p text:style-name="P48"><text:a xlink:type="simple" xlink:href="#__RefHeading___Toc2108_1036705661" office:name="想书的主要用况" text:style-name="Index_20_Link" text:visited-style-name="Index_20_Link">3.2. 想书的主要用况<text:tab/>8</text:a></text:p>
          <text:p text:style-name="P48"><text:a xlink:type="simple" xlink:href="#__RefHeading___Toc2110_1036705661" office:name="xxx用况的描述（完整描述）#说明，不同阶段，用况应该有不同版本。" text:style-name="Index_20_Link" text:visited-style-name="Index_20_Link">3.3. xxx用况的描述（完整描述）#说明，不同阶段，用况应该有不同版本。<text:tab/>8</text:a></text:p>
          <text:p text:style-name="P49"><text:a xlink:type="simple" xlink:href="#__RefHeading___Toc2112_1036705661" office:name="简要描述" text:style-name="Index_20_Link" text:visited-style-name="Index_20_Link">1. 简要描述<text:tab/>8</text:a></text:p>
          <text:p text:style-name="P49"><text:a xlink:type="simple" xlink:href="#__RefHeading___Toc3265_1373992084" office:name="用况图" text:style-name="Index_20_Link" text:visited-style-name="Index_20_Link">2. 用况图<text:tab/>8</text:a></text:p>
          <text:p text:style-name="P49"><text:a xlink:type="simple" xlink:href="#__RefHeading___Toc2118_1036705661" office:name="前置条件：" text:style-name="Index_20_Link" text:visited-style-name="Index_20_Link">3. 前置条件：<text:tab/>8</text:a></text:p>
          <text:p text:style-name="P49"><text:a xlink:type="simple" xlink:href="#__RefHeading___Toc2120_1036705661" office:name="基本流：" text:style-name="Index_20_Link" text:visited-style-name="Index_20_Link">4. 基本流：<text:tab/>8</text:a></text:p>
          <text:p text:style-name="P49"><text:a xlink:type="simple" xlink:href="#__RefHeading___Toc3429_1513600048" office:name="子流" text:style-name="Index_20_Link" text:visited-style-name="Index_20_Link">5. 子流<text:tab/>11</text:a></text:p>
          <text:p text:style-name="P50"><text:a xlink:type="simple" xlink:href="#__RefHeading___Toc3267_1373992084" office:name="登录" text:style-name="Index_20_Link" text:visited-style-name="Index_20_Link"><text:s/>5.1. 登录<text:tab/>11</text:a></text:p>
          <text:p text:style-name="P49"><text:a xlink:type="simple" xlink:href="#__RefHeading___Toc2122_1036705661" office:name="备选流" text:style-name="Index_20_Link" text:visited-style-name="Index_20_Link">6. 备选流<text:tab/>11</text:a></text:p>
          <text:p text:style-name="P47"><text:a xlink:type="simple" xlink:href="#__RefHeading___Toc8567_481696549" office:name="需求分析" text:style-name="Index_20_Link" text:visited-style-name="Index_20_Link">第4章 需求分析<text:tab/>12</text:a></text:p>
          <text:p text:style-name="P48"><text:a xlink:type="simple" xlink:href="#__RefHeading___Toc8569_481696549" office:name="健壮性分析" text:style-name="Index_20_Link" text:visited-style-name="Index_20_Link">4.1. 健壮性分析<text:tab/>12</text:a></text:p>
          <text:p text:style-name="P48"><text:a xlink:type="simple" xlink:href="#__RefHeading___Toc8571_481696549" office:name="交互建模" text:style-name="Index_20_Link" text:visited-style-name="Index_20_Link">4.2. 交互建模<text:tab/>12</text:a></text:p>
          <text:p text:style-name="P47"><text:a xlink:type="simple" xlink:href="#__RefHeading___Toc8573_481696549" office:name="架构设计" text:style-name="Index_20_Link" text:visited-style-name="Index_20_Link">第5章 架构设计<text:tab/>13</text:a></text:p>
          <text:p text:style-name="P47"><text:a xlink:type="simple" xlink:href="#__RefHeading___Toc8575_481696549" office:name="详细设计" text:style-name="Index_20_Link" text:visited-style-name="Index_20_Link">第6章 详细设计<text:tab/>14</text:a></text:p>
          <text:p text:style-name="P47"><text:a xlink:type="simple" xlink:href="#__RefHeading__2857_375319270" office:name="后记" text:style-name="Index_20_Link" text:visited-style-name="Index_20_Link">后记<text:tab/>15</text:a></text:p>
          <text:p text:style-name="P47"><text:a xlink:type="simple" xlink:href="#__RefHeading__3696_145136877" office:name="参考文献" text:style-name="Index_20_Link" text:visited-style-name="Index_20_Link">参考文献<text:tab/>16</text:a></text:p>
        </text:index-body>
      </text:table-of-content>
      <text:h text:style-name="P71" text:outline-level="1"><text:bookmark-start text:name="__RefHeading__3584_145136877"/><text:s/>立项<text:bookmark-end text:name="__RefHeading__3584_145136877"/></text:h>
      <text:p text:style-name="P14">重要说明：本文档的结构不是标准的样例，请根据你们项目的情况自行编写。</text:p>
      <text:h text:style-name="P74" text:outline-level="2"><text:bookmark-start text:name="__RefHeading___Toc4585_481696549"/>项目起源与提案<text:bookmark-end text:name="__RefHeading___Toc4585_481696549"/></text:h>
      <text:p text:style-name="P19">当前游戏市场中，大多数主流多人对战游戏都面临着外挂泛滥、网络延迟高、配置要求苛刻等问题，影响了玩家的核心竞技体验。同时，现有游戏往往过于复杂，加入了大量商业化内容，忽视了纯粹的游戏乐趣。<text:line-break/>本项目旨在开发一款专注于核心竞技体验的第三人称动作PVP游戏。我们将基于Unreal Engine 5引擎，打造一个公平、流畅、易上手的多人对战平台。游戏将采用权威服务器架构确保公平性，优化网络同步机制降低延迟，并通过简洁的设计让玩家能够快速享受对战的乐趣。</text:p>
      <text:p text:style-name="P20"> </text:p>
      <text:p text:style-name="P51"/>
      <text:h text:style-name="P75" text:outline-level="2"><text:bookmark-start text:name="__RefHeading___Toc4587_481696549"/>Business Case<text:bookmark-end text:name="__RefHeading___Toc4587_481696549"/></text:h>
      <text:p text:style-name="P57">本项目的核心价值在于为玩家提供一个纯粹、公平的竞技环境。通过采用权威服务器架构和严格的防作弊机制，我们将从根本上杜绝外挂问题，确保每位玩家都能在公平的环境下进行游戏。同时，游戏将专注于核心对战体验，避免复杂的养成系统和付费门槛，让玩家能够快速投入并享受对战的乐趣。<text:line-break/>从市场角度来看，虽然大型商业游戏占据主导地位，但仍存在对精品化、专注型竞技游戏的明确需求。我们的目标用户是那些追求纯粹竞技体验、厌倦了外挂和复杂系统的核心玩家。通过精准定位这一细分市场，项目有望获得稳定的用户群体，并通过持续的内容更新和赛事运营，建立长期的竞争优势。</text:p>
      <text:h text:style-name="P71" text:outline-level="1"><text:bookmark-start text:name="__RefHeading___Toc4589_481696549"/>愿景<text:bookmark-end text:name="__RefHeading___Toc4589_481696549"/></text:h>
      <text:p text:style-name="P14">重要说明：本文档的结构不是标准的样例，请根据你们项目的情况自行编写。</text:p>
      <text:h text:style-name="Heading_20_2" text:outline-level="2"><text:bookmark-start text:name="__RefHeading___Toc14369_1003501382"/>问题陈述<text:bookmark-end text:name="__RefHeading___Toc14369_1003501382"/></text:h>
      <text:h text:style-name="P66"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P65">要素</text:p>
          </table:table-cell>
          <table:table-cell table:style-name="表格5.B1" office:value-type="string">
            <text:p text:style-name="P65">描述</text:p>
          </table:table-cell>
        </table:table-row>
        <table:table-row>
          <table:table-cell table:style-name="表格5.A2" office:value-type="string">
            <text:p text:style-name="P65">问题</text:p>
          </table:table-cell>
          <table:table-cell table:style-name="表格5.B2" office:value-type="string">
            <text:p text:style-name="P42"><text:span text:style-name="T15">许多小型团队或独立开发者创作的多人对战游戏，常因网络同步不佳、核心玩法缺乏深度或优化不足，导致玩家体验挫败，难以形成稳定社区</text:span> </text:p>
          </table:table-cell>
        </table:table-row>
        <table:table-row>
          <table:table-cell table:style-name="表格5.A2" office:value-type="string">
            <text:p text:style-name="P65">影响</text:p>
          </table:table-cell>
          <table:table-cell table:style-name="表格5.B2" office:value-type="string">
            <text:p text:style-name="P65"><text:line-break/>热爱PVP对战但设备配置不高、或寻求轻松竞技体验的玩家 </text:p>
          </table:table-cell>
        </table:table-row>
        <table:table-row>
          <table:table-cell table:style-name="表格5.A2" office:value-type="string">
            <text:p text:style-name="P65">结果</text:p>
          </table:table-cell>
          <table:table-cell table:style-name="表格5.B2" office:value-type="string">
            <text:p text:style-name="P42"><text:span text:style-name="T15">使他们难以找到一款既能满足竞技需求，又不会带来过大学习与设备负担的游戏</text:span> </text:p>
          </table:table-cell>
        </table:table-row>
        <table:table-row>
          <table:table-cell table:style-name="表格5.A2" office:value-type="string">
            <text:p text:style-name="P65">优点</text:p>
          </table:table-cell>
          <table:table-cell table:style-name="表格5.B2" office:value-type="string">
            <text:p text:style-name="P42"><text:span text:style-name="T15">一个成功的解决方案将提供一个网络稳定、玩法直观且有深度、性能友好的多人动作游戏平台</text:span> </text:p>
          </table:table-cell>
        </table:table-row>
      </table:table>
      <text:h text:style-name="P66" text:outline-level="3" text:is-list-header="true"/>
      <text:h text:style-name="P76" text:outline-level="2"><text:bookmark-start text:name="__RefHeading___Toc13228_1649206321"/>涉众与用户<text:bookmark-end text:name="__RefHeading___Toc13228_1649206321"/></text:h>
      <text:h text:style-name="P66"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8">涉众</text:p>
          </table:table-cell>
          <table:table-cell table:style-name="表格1.A1" office:value-type="string">
            <text:p text:style-name="P18">涉众类型</text:p>
          </table:table-cell>
          <table:table-cell table:style-name="表格1.C1" office:value-type="string">
            <text:p text:style-name="P18">简要描述</text:p>
          </table:table-cell>
        </table:table-row>
        <table:table-row table:style-name="表格1.1">
          <table:table-cell table:style-name="表格1.A2" office:value-type="string">
            <text:p text:style-name="P44">核心开发成员</text:p>
          </table:table-cell>
          <table:table-cell table:style-name="表格1.A2" office:value-type="string">
            <text:p text:style-name="P44"><text:bookmark-start text:name="__RefHeading___Toc13240_1649206321117"/>开发者、愿景制定者<text:bookmark-end text:name="__RefHeading___Toc13240_1649206321117"/></text:p>
          </table:table-cell>
          <table:table-cell table:style-name="表格1.C2" office:value-type="string">
            <text:p text:style-name="P18">负责编程、美术、设计的核心成员，决定游戏的核心玩法和技术方向。</text:p>
          </table:table-cell>
        </table:table-row>
        <table:table-row table:style-name="表格1.1">
          <table:table-cell table:style-name="表格1.A2" office:value-type="string">
            <text:p text:style-name="P18">游戏测试者 (内测组)</text:p>
          </table:table-cell>
          <table:table-cell table:style-name="表格1.A2" office:value-type="string">
            <text:p text:style-name="P18">顾问用户</text:p>
          </table:table-cell>
          <table:table-cell table:style-name="表格1.C2" office:value-type="string">
            <text:p text:style-name="P18">由熟悉同类游戏的玩家组成，在开发早期进入，负责反馈手感和平衡性。</text:p>
          </table:table-cell>
        </table:table-row>
        <table:table-row table:style-name="表格1.4">
          <table:table-cell table:style-name="表格1.A2" office:value-type="string">
            <text:p text:style-name="P35"><text:span text:style-name="Strong_20_Emphasis"><text:span text:style-name="T26">同好游戏社群</text:span></text:span><text:span text:style-name="T50"> </text:span></text:p>
          </table:table-cell>
          <table:table-cell table:style-name="表格1.A2" office:value-type="string">
            <text:p text:style-name="P39"><text:span text:style-name="T15">社区、间接涉众</text:span> </text:p>
          </table:table-cell>
          <table:table-cell table:style-name="表格1.C2" office:value-type="string">
            <text:p text:style-name="P18">项目在开发期间希望吸引和服务的核心玩家群体</text:p>
          </table:table-cell>
        </table:table-row>
        <table:table-row table:style-name="表格1.4">
          <table:table-cell table:style-name="表格1.A2" office:value-type="string">
            <text:p text:style-name="P39">开源技术社区</text:p>
          </table:table-cell>
          <table:table-cell table:style-name="表格1.A2" office:value-type="string">
            <text:p text:style-name="P39"><text:span text:style-name="T15">支持者、协作者</text:span> </text:p>
          </table:table-cell>
          <table:table-cell table:style-name="表格1.C2" office:value-type="string">
            <text:p text:style-name="P39"><text:span text:style-name="T15">为项目所依赖的</text:span><text:span text:style-name="T25">UE5</text:span><text:span text:style-name="T15">引擎、插件等提供技术支持和问题解答的线上社区。</text:span> </text:p>
          </table:table-cell>
        </table:table-row>
      </table:table>
      <text:p text:style-name="P12"/>
      <text:h text:style-name="P66" text:outline-level="3"><text:bookmark-start text:name="__RefHeading___Toc13232_1649206321"/>用户<text:bookmark-end text:name="__RefHeading___Toc13232_1649206321"/></text:h>
      <table:table table:name="表格2" table:style-name="表格2">
        <table:table-column table:style-name="表格2.A"/>
        <table:table-column table:style-name="表格2.B"/>
        <table:table-column table:style-name="表格2.C"/>
        <table:table-row>
          <table:table-cell table:style-name="表格2.A1" office:value-type="string">
            <text:p text:style-name="P18">竞技型玩家</text:p>
          </table:table-cell>
          <table:table-cell table:style-name="表格2.A1" office:value-type="string">
            <text:p text:style-name="P18">享受与人斗的乐趣，喜欢研究战术。<text:line-break/></text:p>
          </table:table-cell>
          <table:table-cell table:style-name="表格2.C1" office:value-type="string">
            <text:p text:style-name="P18">获得公平的竞技体验，通过技巧和策略战胜对手，追求更高的天梯排名。</text:p>
          </table:table-cell>
        </table:table-row>
        <table:table-row>
          <table:table-cell table:style-name="表格2.A2" office:value-type="string">
            <text:p text:style-name="P35"><text:span text:style-name="Strong_20_Emphasis"><text:span text:style-name="T26">娱乐型玩家</text:span></text:span><text:span text:style-name="T50"> </text:span></text:p>
          </table:table-cell>
          <table:table-cell table:style-name="表格2.A2" office:value-type="string">
            <text:p text:style-name="P18">主要与朋友组队，享受合作乐趣。</text:p>
          </table:table-cell>
          <table:table-cell table:style-name="表格2.C2" office:value-type="string">
            <text:p text:style-name="P18">能快速开始一局游戏，操作顺手，与朋友有良好的配合空间，获得轻松愉快的体验。</text:p>
          </table:table-cell>
        </table:table-row>
        <text:soft-page-break/>
        <table:table-row>
          <table:table-cell table:style-name="表格2.A2" office:value-type="string">
            <text:p text:style-name="P18"/>
          </table:table-cell>
          <table:table-cell table:style-name="表格2.A2" office:value-type="string">
            <text:p text:style-name="P18"/>
          </table:table-cell>
          <table:table-cell table:style-name="表格2.C2" office:value-type="string">
            <text:p text:style-name="P18"/>
          </table:table-cell>
        </table:table-row>
      </table:table>
      <text:p text:style-name="P12"/>
      <text:h text:style-name="Heading_20_2" text:outline-level="2"><text:bookmark-start text:name="__RefHeading___Toc13234_1649206321"/>关键涉众和用户的需要<text:bookmark-end text:name="__RefHeading___Toc13234_1649206321"/></text:h>
      <table:table table:name="表格7" table:style-name="表格7">
        <table:table-column table:style-name="表格7.A" table:number-columns-repeated="3"/>
        <table:table-row>
          <table:table-cell table:style-name="表格7.A1" office:value-type="string">
            <text:p text:style-name="P58">编号</text:p>
          </table:table-cell>
          <table:table-cell table:style-name="表格7.A1" office:value-type="string">
            <text:p text:style-name="P59">用户需求</text:p>
          </table:table-cell>
          <table:table-cell table:style-name="表格7.C1" office:value-type="string">
            <text:p text:style-name="P59">说明</text:p>
          </table:table-cell>
        </table:table-row>
        <table:table-row>
          <table:table-cell table:style-name="表格7.A2" office:value-type="string">
            <text:p text:style-name="P58">UR-01</text:p>
          </table:table-cell>
          <table:table-cell table:style-name="表格7.A2" office:value-type="string">
            <text:p text:style-name="P58">轻松加入同一局域网下的游戏</text:p>
          </table:table-cell>
          <table:table-cell table:style-name="表格7.C2" office:value-type="string">
            <text:p text:style-name="P58"><text:span text:style-name="T15">玩家无需复杂配置，即可快速发现并加入好友创建的房间。</text:span> </text:p>
          </table:table-cell>
        </table:table-row>
        <table:table-row table:style-name="表格7.3">
          <table:table-cell table:style-name="表格7.A2" office:value-type="string">
            <text:p text:style-name="P58">UR-02</text:p>
          </table:table-cell>
          <table:table-cell table:style-name="表格7.A2" office:value-type="string">
            <text:p text:style-name="P58">角色移动流畅<text:span text:style-name="T9">、</text:span>响应及时</text:p>
          </table:table-cell>
          <table:table-cell table:style-name="表格7.C2" office:value-type="string">
            <text:p text:style-name="P58">操作指令应立即转化为游戏内的角色动作，无明显延迟或卡顿感。</text:p>
          </table:table-cell>
        </table:table-row>
        <table:table-row>
          <table:table-cell table:style-name="表格7.A2" office:value-type="string">
            <text:p text:style-name="P58">UR-03</text:p>
          </table:table-cell>
          <table:table-cell table:style-name="表格7.A2" office:value-type="string">
            <text:p text:style-name="P53"><text:span text:style-name="Strong_20_Emphasis"><text:span text:style-name="T26">进行基本的攻击并看到清晰的反馈</text:span></text:span><text:span text:style-name="T50"> </text:span></text:p>
          </table:table-cell>
          <table:table-cell table:style-name="表格7.C2" office:value-type="string">
            <text:p text:style-name="P58">攻击动作应顺畅，命中敌人时有明确的视觉或音效提示。</text:p>
          </table:table-cell>
        </table:table-row>
        <table:table-row>
          <table:table-cell table:style-name="表格7.A2" office:value-type="string">
            <text:p text:style-name="P58">UR-04</text:p>
          </table:table-cell>
          <table:table-cell table:style-name="表格7.A2" office:value-type="string">
            <text:p text:style-name="P58">清晰地了解游戏状态</text:p>
          </table:table-cell>
          <table:table-cell table:style-name="表格7.C2" office:value-type="string">
            <text:p text:style-name="P58">能够随时便捷地查看自身血量、技能状态、胜负条件等关键信息。</text:p>
          </table:table-cell>
        </table:table-row>
      </table:table>
      <text:p text:style-name="P17"/>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8">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17">for</text:p>
          </table:table-cell>
          <table:table-cell table:style-name="表格3.B1" office:value-type="string">
            <text:p text:style-name="P18">热爱多人对抗、追求纯粹竞技乐趣的玩家</text:p>
          </table:table-cell>
        </table:table-row>
        <table:table-row>
          <table:table-cell table:style-name="表格3.A2" office:value-type="string">
            <text:p text:style-name="P17">who</text:p>
          </table:table-cell>
          <table:table-cell table:style-name="表格3.B2" office:value-type="string">
            <text:p text:style-name="P18">对现有游戏的商业化、高门槛或糟糕优化感到失望</text:p>
          </table:table-cell>
        </table:table-row>
        <table:table-row>
          <table:table-cell table:style-name="表格3.A2" office:value-type="string">
            <text:p text:style-name="P17">the</text:p>
          </table:table-cell>
          <table:table-cell table:style-name="表格3.B2" office:value-type="string">
            <text:p text:style-name="P18">是一款由爱好者开发的第三人称PVP游戏</text:p>
          </table:table-cell>
        </table:table-row>
        <table:table-row>
          <table:table-cell table:style-name="表格3.A2" office:value-type="string">
            <text:p text:style-name="P17">That</text:p>
          </table:table-cell>
          <table:table-cell table:style-name="表格3.B2" office:value-type="string">
            <text:p text:style-name="P18">专注于提供流畅的操作、清晰的胜负反馈和富有战术深度的团队对抗</text:p>
          </table:table-cell>
        </table:table-row>
      </table:table>
      <text:h text:style-name="Heading_20_3" text:outline-level="3"><text:bookmark-start text:name="__RefHeading___Toc3261_1373992084"/><text:span text:style-name="T8"><text:s/></text:span><text:s/>完整的产品概述<text:bookmark-end text:name="__RefHeading___Toc3261_1373992084"/></text:h>
      <text:p text:style-name="P35"><text:span text:style-name="T27">本产品是一款专注于</text:span><text:span text:style-name="Strong_20_Emphasis"><text:span text:style-name="T27">核心对战体验</text:span></text:span><text:span text:style-name="T27">的第三人称动作游戏。玩家可以选择不同特性的英雄，在专门设计的紧凑地图中进行自由对抗。游戏将确保在主流硬件上流畅运行，并通过服务器权威架构保障对战的公平性。我们的目标是打造一个能让玩家专注于竞技本身、并乐于与朋友分享的优质游戏体验。</text:span><text:span text:style-name="T49"><text:line-break/></text:span></text:p>
      <text:h text:style-name="Heading_20_2" text:outline-level="2"><text:bookmark-start text:name="__RefHeading___Toc3263_1373992084"/>产品特性<text:span text:style-name="T8"> <text:s/></text:span><text:bookmark-end text:name="__RefHeading___Toc3263_1373992084"/></text:h>
      <table:table table:name="表格8" table:style-name="表格8">
        <table:table-column table:style-name="表格8.A" table:number-columns-repeated="3"/>
        <table:table-row>
          <table:table-cell table:style-name="表格8.A1" office:value-type="string">
            <text:p text:style-name="P56">特性ID</text:p>
          </table:table-cell>
          <table:table-cell table:style-name="表格8.A1" office:value-type="string">
            <text:p text:style-name="P40"><text:span text:style-name="T15">特性名称</text:span> </text:p>
          </table:table-cell>
          <table:table-cell table:style-name="表格8.C1" office:value-type="string">
            <text:p text:style-name="P56">描述</text:p>
          </table:table-cell>
        </table:table-row>
        <table:table-row>
          <table:table-cell table:style-name="表格8.A2" office:value-type="string">
            <text:p text:style-name="P56">FEAT-01</text:p>
          </table:table-cell>
          <table:table-cell table:style-name="表格8.A2" office:value-type="string">
            <text:p text:style-name="P56">无障碍局域网联机</text:p>
          </table:table-cell>
          <table:table-cell table:style-name="表格8.C2" office:value-type="string">
            <text:p text:style-name="P56">提供简洁的房间创建与发现功能，使玩家能轻松与局域网内的朋友开始游戏。</text:p>
          </table:table-cell>
        </table:table-row>
        <table:table-row>
          <table:table-cell table:style-name="表格8.A2" office:value-type="string">
            <text:p text:style-name="P56">FEAT-02</text:p>
          </table:table-cell>
          <table:table-cell table:style-name="表格8.A2" office:value-type="string">
            <text:p text:style-name="P56">流畅的角色控制</text:p>
          </table:table-cell>
          <table:table-cell table:style-name="表格8.C2" office:value-type="string">
            <text:p text:style-name="P39"><text:span text:style-name="T15">实现符合玩家预期的第三人称角色移动、镜头控制和跳跃机制。</text:span> </text:p>
          </table:table-cell>
        </table:table-row>
        <table:table-row>
          <table:table-cell table:style-name="表格8.A2" office:value-type="string">
            <text:p text:style-name="P56">FEAT-03</text:p>
          </table:table-cell>
          <table:table-cell table:style-name="表格8.A2" office:value-type="string">
            <text:p text:style-name="P56">直观的基础战斗</text:p>
          </table:table-cell>
          <table:table-cell table:style-name="表格8.C2" office:value-type="string">
            <text:p text:style-name="P56">提供近战和/或远程攻击方式，并配有清晰的攻击动画与受击反馈。</text:p>
          </table:table-cell>
        </table:table-row>
        <text:soft-page-break/>
        <table:table-row>
          <table:table-cell table:style-name="表格8.A2" office:value-type="string">
            <text:p text:style-name="P56">FEAT-04</text:p>
          </table:table-cell>
          <table:table-cell table:style-name="表格8.A2" office:value-type="string">
            <text:p text:style-name="P56">明确的胜负体系</text:p>
          </table:table-cell>
          <table:table-cell table:style-name="表格8.C2" office:value-type="string">
            <text:p text:style-name="P56">通过生命值管理与死亡机制，以及简单的胜利条件（如团队击杀数），清晰地界定每局游戏的进程与结果。</text:p>
          </table:table-cell>
        </table:table-row>
        <table:table-row>
          <table:table-cell table:style-name="表格8.A2" office:value-type="string">
            <text:p text:style-name="P56">FEAT-05</text:p>
          </table:table-cell>
          <table:table-cell table:style-name="表格8.A2" office:value-type="string">
            <text:p text:style-name="P56">基础信息呈现</text:p>
          </table:table-cell>
          <table:table-cell table:style-name="表格8.C2" office:value-type="string">
            <text:p text:style-name="P39"><text:span text:style-name="T15">通过游戏内</text:span><text:span text:style-name="T25">HUD</text:span><text:span text:style-name="T15">和菜单界面，向玩家展示必要的状态信息和操作入口。</text:span> </text:p>
          </table:table-cell>
        </table:table-row>
      </table:table>
      <text:p text:style-name="Standard"/>
      <text:h text:style-name="Heading_20_2" text:outline-level="2"><text:bookmark-start text:name="__RefHeading___Toc13244_1649206321"/>其他产品需求<text:bookmark-end text:name="__RefHeading___Toc13244_1649206321"/></text:h>
      <table:table table:name="表格9" table:style-name="表格9">
        <table:table-column table:style-name="表格9.A" table:number-columns-repeated="3"/>
        <table:table-row>
          <table:table-cell table:style-name="表格9.A1" office:value-type="string">
            <text:p text:style-name="P59">类型</text:p>
          </table:table-cell>
          <table:table-cell table:style-name="表格9.A1" office:value-type="string">
            <text:p text:style-name="P59">需求</text:p>
          </table:table-cell>
          <table:table-cell table:style-name="表格9.C1" office:value-type="string">
            <text:p text:style-name="P59">描述</text:p>
          </table:table-cell>
        </table:table-row>
        <table:table-row>
          <table:table-cell table:style-name="表格9.A2" office:value-type="string">
            <text:p text:style-name="P59">性能</text:p>
          </table:table-cell>
          <table:table-cell table:style-name="表格9.A2" office:value-type="string">
            <text:p text:style-name="P59">高帧率运行</text:p>
          </table:table-cell>
          <table:table-cell table:style-name="表格9.C2" office:value-type="string">
            <text:p text:style-name="P58"><text:span text:style-name="T15">在局域网环境下，游戏客户端应保持帧率稳定在</text:span><text:span text:style-name="T25">60 FPS</text:span><text:span text:style-name="T15">以上，以确保操作响应的流畅性。</text:span> </text:p>
          </table:table-cell>
        </table:table-row>
        <table:table-row>
          <table:table-cell table:style-name="表格9.A2" office:value-type="string">
            <text:p text:style-name="P59">性能</text:p>
          </table:table-cell>
          <table:table-cell table:style-name="表格9.A2" office:value-type="string">
            <text:p text:style-name="P53"><text:span text:style-name="Strong_20_Emphasis"><text:span text:style-name="T26">低操作延迟</text:span></text:span><text:span text:style-name="T50"> </text:span></text:p>
          </table:table-cell>
          <table:table-cell table:style-name="表格9.C2" office:value-type="string">
            <text:p text:style-name="P58">核心游戏操作（如移动、攻击）的输入响应延迟应足够低，使玩家无法感知到明显的操作滞后。</text:p>
          </table:table-cell>
        </table:table-row>
        <table:table-row>
          <table:table-cell table:style-name="表格9.A2" office:value-type="string">
            <text:p text:style-name="P59">可靠性</text:p>
          </table:table-cell>
          <table:table-cell table:style-name="表格9.A2" office:value-type="string">
            <text:p text:style-name="P59">主机稳定性</text:p>
          </table:table-cell>
          <table:table-cell table:style-name="表格9.C2" office:value-type="string">
            <text:p text:style-name="P58">作为游戏主机（服务器）的客户端不应发生非预期的崩溃</text:p>
          </table:table-cell>
        </table:table-row>
        <table:table-row>
          <table:table-cell table:style-name="表格9.A2" office:value-type="string">
            <text:p text:style-name="P59">可靠性</text:p>
          </table:table-cell>
          <table:table-cell table:style-name="表格9.A2" office:value-type="string">
            <text:p text:style-name="P59">网络容错</text:p>
          </table:table-cell>
          <table:table-cell table:style-name="表格9.C2" office:value-type="string">
            <text:p text:style-name="P58"><text:span text:style-name="T15">当有客户端异常断开连接时，不应导致主机或其他客户端崩溃。游戏应能妥善处理网络异常，如提供重连机制或友好的错误提示。</text:span> </text:p>
          </table:table-cell>
        </table:table-row>
        <table:table-row>
          <table:table-cell table:style-name="表格9.A2" office:value-type="string">
            <text:p text:style-name="P59">可用性</text:p>
          </table:table-cell>
          <table:table-cell table:style-name="表格9.A2" office:value-type="string">
            <text:p text:style-name="P59">操作符合惯例</text:p>
          </table:table-cell>
          <table:table-cell table:style-name="表格9.C2" office:value-type="string">
            <text:p text:style-name="P58"><text:span text:style-name="T15">游戏的核心操作逻辑（移动、攻击、技能释放等）应符</text:span><text:span text:style-name="T17">合</text:span><text:span text:style-name="T15">游戏的惯例，降低玩家的学习成本。</text:span> </text:p>
          </table:table-cell>
        </table:table-row>
        <table:table-row>
          <table:table-cell table:style-name="表格9.A2" office:value-type="string">
            <text:p text:style-name="P59">可用性</text:p>
          </table:table-cell>
          <table:table-cell table:style-name="表格9.A2" office:value-type="string">
            <text:p text:style-name="P53"><text:span text:style-name="Strong_20_Emphasis"><text:span text:style-name="T26">界面直观</text:span></text:span><text:span text:style-name="T50"> </text:span></text:p>
          </table:table-cell>
          <table:table-cell table:style-name="表格9.C2" office:value-type="string">
            <text:p text:style-name="P58"><text:span text:style-name="T15">用户界面（</text:span><text:span text:style-name="T25">UI</text:span><text:span text:style-name="T15">）应简洁直观，关键信息（如血量、技能冷却）一目了然。</text:span> </text:p>
          </table:table-cell>
        </table:table-row>
        <table:table-row>
          <table:table-cell table:style-name="表格9.A2" office:value-type="string">
            <text:p text:style-name="P59">兼容性</text:p>
          </table:table-cell>
          <table:table-cell table:style-name="表格9.A2" office:value-type="string">
            <text:p text:style-name="P53"><text:span text:style-name="Strong_20_Emphasis"><text:span text:style-name="T28">Windows</text:span></text:span><text:span text:style-name="Strong_20_Emphasis"><text:span text:style-name="T26">平台支持</text:span></text:span><text:span text:style-name="T50"> </text:span></text:p>
          </table:table-cell>
          <table:table-cell table:style-name="表格9.C2" office:value-type="string">
            <text:p text:style-name="P58"><text:span text:style-name="T15">游戏客户端必须能够在 </text:span><text:span text:style-name="T25">Windows 10/11 </text:span><text:span text:style-name="T15">操作系统上正常运行。</text:span> </text:p>
          </table:table-cell>
        </table:table-row>
      </table:table>
      <text:p text:style-name="Text_20_body"/>
      <text:h text:style-name="P71" text:outline-level="1"><text:bookmark-start text:name="__RefHeading___Toc14371_1003501382"/><text:s/>用况建模<text:bookmark-end text:name="__RefHeading___Toc14371_1003501382"/></text:h>
      <text:p text:style-name="P14">重要说明：本文档的结构不是标准的样例，请根据你们项目的情况自行编写。</text:p>
      <text:p text:style-name="P15"><text:span text:style-name="T9">请确定系统所有的用况，写出它们的</text:span><text:span text:style-name="T11">简要描述</text:span><text:span text:style-name="T9">。然后，选择某个用况，进行</text:span><text:span text:style-name="T11">列表式提纲</text:span><text:span text:style-name="T9">～</text:span><text:span text:style-name="T11">完整描述</text:span><text:span text:style-name="T9">的用况开发。</text:span></text:p>
      <text:h text:style-name="Heading_20_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60">名称</text:p>
          </table:table-cell>
          <table:table-cell table:style-name="表格4.B1" office:value-type="string">
            <text:p text:style-name="P60">定义</text:p>
          </table:table-cell>
        </table:table-row>
        <table:table-row>
          <table:table-cell table:style-name="表格4.A2" office:value-type="string">
            <text:p text:style-name="P36"><text:span text:style-name="T50"><text:line-break/></text:span><text:span text:style-name="Strong_20_Emphasis"><text:span text:style-name="T50">玩家 (Player)</text:span></text:span><text:span text:style-name="T50"> </text:span></text:p>
          </table:table-cell>
          <table:table-cell table:style-name="表格4.B2" office:value-type="string">
            <text:p text:style-name="P38"><text:span text:style-name="T15">控制游戏角色进行对战的用户。一个玩家实例对应一个游戏客户端。</text:span> </text:p>
          </table:table-cell>
        </table:table-row>
        <table:table-row>
          <table:table-cell table:style-name="表格4.A2" office:value-type="string">
            <text:p text:style-name="P37"><text:span text:style-name="Strong_20_Emphasis"><text:span text:style-name="T26">游戏会话 </text:span></text:span><text:span text:style-name="Strong_20_Emphasis"><text:span text:style-name="T28">(Game Session)</text:span></text:span><text:span text:style-name="T50"> </text:span></text:p>
          </table:table-cell>
          <table:table-cell table:style-name="表格4.B2" office:value-type="string">
            <text:p text:style-name="P38"><text:line-break/>一次从创建房间到所有玩家退出、游戏结束的完整对战过程。包含房间阶段和对战阶段 </text:p>
          </table:table-cell>
        </table:table-row>
        <table:table-row>
          <table:table-cell table:style-name="表格4.A2" office:value-type="string">
            <text:p text:style-name="P35"><text:span text:style-name="Strong_20_Emphasis"><text:span text:style-name="T26">主机 </text:span></text:span><text:span text:style-name="Strong_20_Emphasis"><text:span text:style-name="T28">(Host)</text:span></text:span><text:span text:style-name="T50"> </text:span></text:p>
          </table:table-cell>
          <table:table-cell table:style-name="表格4.B2" office:value-type="string">
            <text:p text:style-name="P39"><text:span text:style-name="T15">运行游戏逻辑权威版本的客户端。负责游戏规则执行、状态同步和最终裁决。</text:span> </text:p>
          </table:table-cell>
        </table:table-row>
        <table:table-row>
          <table:table-cell table:style-name="表格4.A2" office:value-type="string">
            <text:p text:style-name="P56">客户端 (Client)</text:p>
          </table:table-cell>
          <table:table-cell table:style-name="表格4.B2" office:value-type="string">
            <text:p text:style-name="P39"><text:span text:style-name="T15">连接至主机，接收同步信息并处理玩家输入的玩家机器。</text:span> </text:p>
          </table:table-cell>
        </table:table-row>
        <table:table-row>
          <table:table-cell table:style-name="表格4.A2" office:value-type="string">
            <text:p text:style-name="P35"><text:span text:style-name="Strong_20_Emphasis"><text:span text:style-name="T26">网络复制 </text:span></text:span><text:span text:style-name="T50"><text:s/></text:span></text:p>
          </table:table-cell>
          <table:table-cell table:style-name="表格4.B2" office:value-type="string">
            <text:p text:style-name="P39"><text:span text:style-name="T25">UE5</text:span><text:span text:style-name="T15">中用于将</text:span><text:span text:style-name="T25">Actor</text:span><text:span text:style-name="T15">的属性和函数调用从服务器（主机）同步到客户端的技术机制。</text:span> </text:p>
          </table:table-cell>
        </table:table-row>
        <table:table-row>
          <table:table-cell table:style-name="表格4.A2" office:value-type="string">
            <text:p text:style-name="P35"><text:span text:style-name="Strong_20_Emphasis"><text:span text:style-name="T28">Pawn</text:span></text:span><text:span text:style-name="T50"> </text:span></text:p>
          </table:table-cell>
          <table:table-cell table:style-name="表格4.B2" office:value-type="string">
            <text:p text:style-name="P39"><text:span text:style-name="T25">UE5</text:span><text:span text:style-name="T15">中可在游戏中被玩家或</text:span><text:span text:style-name="T25">AI</text:span><text:span text:style-name="T15">控制的实体。</text:span> </text:p>
          </table:table-cell>
        </table:table-row>
        <table:table-row>
          <table:table-cell table:style-name="表格4.A2" office:value-type="string">
            <text:p text:style-name="P35"><text:span text:style-name="Strong_20_Emphasis"><text:span text:style-name="T28">PlayerController</text:span></text:span><text:span text:style-name="T50"> </text:span></text:p>
          </table:table-cell>
          <table:table-cell table:style-name="表格4.B2" office:value-type="string">
            <text:p text:style-name="P56">UE5中负责处理玩家输入并将其转化为游戏内操作的类。每个玩家都有自己的PlayerController。</text:p>
          </table:table-cell>
        </table:table-row>
        <table:table-row>
          <table:table-cell table:style-name="表格4.A2" office:value-type="string">
            <text:p text:style-name="P56">GameMode</text:p>
          </table:table-cell>
          <table:table-cell table:style-name="表格4.B2" office:value-type="string">
            <text:p text:style-name="P56">UE5中定义游戏规则（如胜利条件、默认Pawn类、玩家数量）的权威类，仅在服务器（主机）端运行。</text:p>
          </table:table-cell>
        </table:table-row>
        <table:table-row>
          <table:table-cell table:style-name="表格4.A2" office:value-type="string">
            <text:p text:style-name="P35"><text:span text:style-name="Strong_20_Emphasis"><text:span text:style-name="T26">玩家状态 </text:span></text:span><text:span text:style-name="Strong_20_Emphasis"><text:span text:style-name="T28">(PlayerState)</text:span></text:span><text:span text:style-name="T50"> </text:span></text:p>
          </table:table-cell>
          <table:table-cell table:style-name="表格4.B2" office:value-type="string">
            <text:p text:style-name="P56">UE5中用于存储和同步单个玩家相关数据（如玩家名、得分、杀敌数、死亡数）的类。</text:p>
          </table:table-cell>
        </table:table-row>
        <table:table-row>
          <table:table-cell table:style-name="表格4.A2" office:value-type="string">
            <text:p text:style-name="P35"><text:span text:style-name="Strong_20_Emphasis"><text:span text:style-name="T26">游戏状态 </text:span></text:span><text:span text:style-name="Strong_20_Emphasis"><text:span text:style-name="T28">(GameState)</text:span></text:span><text:span text:style-name="T50"> </text:span></text:p>
          </table:table-cell>
          <table:table-cell table:style-name="表格4.B2" office:value-type="string">
            <text:p text:style-name="P56">UE5中用于存储和同步所有玩家共享的游戏数据（如剩余时间、团队得分、当前游戏阶段）的类。</text:p>
          </table:table-cell>
        </table:table-row>
        <table:table-row>
          <table:table-cell table:style-name="表格4.A2" office:value-type="string">
            <text:p text:style-name="P35"><text:span text:style-name="Strong_20_Emphasis"><text:span text:style-name="T26">角色 </text:span></text:span><text:span text:style-name="Strong_20_Emphasis"><text:span text:style-name="T28">(Character)</text:span></text:span><text:span text:style-name="T50"> </text:span></text:p>
          </table:table-cell>
          <table:table-cell table:style-name="表格4.B2" office:value-type="string">
            <text:p text:style-name="P56">玩家角色的常用基类</text:p>
          </table:table-cell>
        </table:table-row>
        <table:table-row>
          <table:table-cell table:style-name="表格4.A2" office:value-type="string">
            <text:p text:style-name="P35"><text:span text:style-name="Strong_20_Emphasis"><text:span text:style-name="T26">命中判定 </text:span></text:span><text:span text:style-name="Strong_20_Emphasis"><text:span text:style-name="T28">(Hit Detection)</text:span></text:span><text:span text:style-name="T50"> </text:span></text:p>
          </table:table-cell>
          <table:table-cell table:style-name="表格4.B2" office:value-type="string">
            <text:p text:style-name="P56"><text:line-break/>判断攻击是否命中目标的过程。</text:p>
          </table:table-cell>
        </table:table-row>
        <table:table-row>
          <table:table-cell table:style-name="表格4.A2" office:value-type="string">
            <text:p text:style-name="P35"><text:span text:style-name="Strong_20_Emphasis"><text:span text:style-name="T26">重生 </text:span></text:span><text:span text:style-name="Strong_20_Emphasis"><text:span text:style-name="T28">(Respawn)</text:span></text:span><text:span text:style-name="T50"> </text:span></text:p>
          </table:table-cell>
          <table:table-cell table:style-name="表格4.B2" office:value-type="string">
            <text:p text:style-name="P39"><text:span text:style-name="T15">玩家角色死亡后，经过一段等待时间，在指定重生点重新生成的过程。</text:span> </text:p>
          </table:table-cell>
        </table:table-row>
        <table:table-row>
          <table:table-cell table:style-name="表格4.A2" office:value-type="string">
            <text:p text:style-name="P35"><text:span text:style-name="Strong_20_Emphasis"><text:span text:style-name="T26">局域网 </text:span></text:span><text:span text:style-name="Strong_20_Emphasis"><text:span text:style-name="T28">(LAN)</text:span></text:span><text:span text:style-name="T50"> </text:span></text:p>
          </table:table-cell>
          <table:table-cell table:style-name="表格4.B2" office:value-type="string">
            <text:p text:style-name="P56">局部区域网络，本项目限定在此网络范围内进行联机对战，以简化网络配置并保证低延迟。</text:p>
          </table:table-cell>
        </table:table-row>
        <table:table-row>
          <table:table-cell table:style-name="表格4.A2" office:value-type="string">
            <text:p text:style-name="P52"/>
          </table:table-cell>
          <table:table-cell table:style-name="表格4.B2" office:value-type="string">
            <text:p text:style-name="P52"/>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ext:soft-page-break/>
        <table:table-row>
          <table:table-cell table:style-name="表格4.A2" office:value-type="string">
            <text:p text:style-name="Table_20_Contents"/>
          </table:table-cell>
          <table:table-cell table:style-name="表格4.B2" office:value-type="string">
            <text:p text:style-name="Table_20_Contents"/>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h text:style-name="P77" text:outline-level="2"><text:bookmark-start text:name="__RefHeading___Toc2108_1036705661"/>主要用况<text:bookmark-end text:name="__RefHeading___Toc2108_1036705661"/></text:h>
      <table:table table:name="表格10" table:style-name="表格10">
        <table:table-column table:style-name="表格10.A" table:number-columns-repeated="3"/>
        <table:table-row>
          <table:table-cell table:style-name="表格10.A1" office:value-type="string">
            <text:p text:style-name="P55">编号</text:p>
          </table:table-cell>
          <table:table-cell table:style-name="表格10.A1" office:value-type="string">
            <text:p text:style-name="P55">名称</text:p>
          </table:table-cell>
          <table:table-cell table:style-name="表格10.C1" office:value-type="string">
            <text:p text:style-name="P54">描述</text:p>
          </table:table-cell>
        </table:table-row>
        <table:table-row>
          <table:table-cell table:style-name="表格10.A2" office:value-type="string">
            <text:p text:style-name="P62">UC-01</text:p>
          </table:table-cell>
          <table:table-cell table:style-name="表格10.A2" office:value-type="string">
            <text:p text:style-name="P53"><text:span text:style-name="Strong_20_Emphasis"><text:span text:style-name="T32">加入游戏会话</text:span></text:span><text:span text:style-name="T51"> </text:span></text:p>
          </table:table-cell>
          <table:table-cell table:style-name="表格10.C2" office:value-type="string">
            <text:p text:style-name="P61">玩家发现并加入一个已存在的局域网游戏房间，准备开始游戏。</text:p>
          </table:table-cell>
        </table:table-row>
        <table:table-row>
          <table:table-cell table:style-name="表格10.A2" office:value-type="string">
            <text:p text:style-name="P61">UC-02</text:p>
          </table:table-cell>
          <table:table-cell table:style-name="表格10.A2" office:value-type="string">
            <text:p text:style-name="P61">控制角色移动</text:p>
          </table:table-cell>
          <table:table-cell table:style-name="表格10.C2" office:value-type="string">
            <text:p text:style-name="P61">玩家通过输入设备控制游戏角色在场景中移动、转向、跳跃和镜头控制。</text:p>
          </table:table-cell>
        </table:table-row>
        <table:table-row>
          <table:table-cell table:style-name="表格10.A2" office:value-type="string">
            <text:p text:style-name="P61">UC-03</text:p>
          </table:table-cell>
          <table:table-cell table:style-name="表格10.A2" office:value-type="string">
            <text:p text:style-name="P61">执行普通攻击</text:p>
          </table:table-cell>
          <table:table-cell table:style-name="表格10.C2" office:value-type="string">
            <text:p text:style-name="P61">玩家操作角色进行近战或远程普通攻击，系统计算伤害并同步战斗反馈。</text:p>
          </table:table-cell>
        </table:table-row>
        <table:table-row>
          <table:table-cell table:style-name="表格10.A2" office:value-type="string">
            <text:p text:style-name="P61">UC-04</text:p>
          </table:table-cell>
          <table:table-cell table:style-name="表格10.A2" office:value-type="string">
            <text:p text:style-name="P61">释放角色技能</text:p>
          </table:table-cell>
          <table:table-cell table:style-name="表格10.C2" office:value-type="string">
            <text:p text:style-name="P61"><text:span text:style-name="T16">玩家激活并释放角色的特殊技能，系统处理技能效果和冷却时间。</text:span> </text:p>
          </table:table-cell>
        </table:table-row>
        <table:table-row>
          <table:table-cell table:style-name="表格10.A2" office:value-type="string">
            <text:p text:style-name="P61">UC-05</text:p>
          </table:table-cell>
          <table:table-cell table:style-name="表格10.A2" office:value-type="string">
            <text:p text:style-name="P61">处理角色状态</text:p>
          </table:table-cell>
          <table:table-cell table:style-name="表格10.C2" office:value-type="string">
            <text:p text:style-name="P61"><text:span text:style-name="T16">系统管理角色的生命值、受伤状态、死亡和复活等状态变化。</text:span> </text:p>
          </table:table-cell>
        </table:table-row>
        <table:table-row>
          <table:table-cell table:style-name="表格10.A2" office:value-type="string">
            <text:p text:style-name="P62">UC-06</text:p>
          </table:table-cell>
          <table:table-cell table:style-name="表格10.A2" office:value-type="string">
            <text:p text:style-name="P53"><text:span text:style-name="Strong_20_Emphasis"><text:span text:style-name="T32">管理游戏进度</text:span></text:span><text:span text:style-name="T51"> </text:span></text:p>
          </table:table-cell>
          <table:table-cell table:style-name="表格10.C2" office:value-type="string">
            <text:p text:style-name="P61">系统跟踪游戏数据，在达成胜利条件时结束对局并显示结果。</text:p>
          </table:table-cell>
        </table:table-row>
      </table:table>
      <text:p text:style-name="Text_20_body"/>
      <text:h text:style-name="Heading_20_2" text:outline-level="2"><text:bookmark-start text:name="__RefHeading___Toc2110_1036705661"/>用况的描述<text:span text:style-name="T12">（完整描述）#说明，不同阶段，用况应该有不同版本。</text:span><text:bookmark-end text:name="__RefHeading___Toc2110_1036705661"/></text:h>
      <text:h text:style-name="Heading_20_3" text:outline-level="3"><text:bookmark-start text:name="__RefHeading___Toc2112_1036705661"/>简要描述<text:bookmark-end text:name="__RefHeading___Toc2112_1036705661"/></text:h>
      <text:p text:style-name="Table_20_Contents"><text:span text:style-name="T21"><text:s text:c="4"/></text:span><text:span text:style-name="T22"><text:s text:c="2"/>该用况描述了玩家发现并加入一个在局域网中已存在的游戏房间，准备开始对战的完整过程。</text:span><text:span text:style-name="T10"> </text:span></text:p>
      <text:h text:style-name="Heading_20_3" text:outline-level="3"><text:bookmark-start text:name="__RefHeading___Toc3265_1373992084"/>用况图<text:bookmark-end text:name="__RefHeading___Toc3265_1373992084"/></text:h>
      <text:p text:style-name="P10"/>
      <text:p text:style-name="P10"/>
      <text:p text:style-name="P10"/>
      <text:p text:style-name="P10"/>
      <text:p text:style-name="P11"/>
      <text:h text:style-name="P67" text:outline-level="3"><text:bookmark-start text:name="__RefHeading___Toc2118_1036705661"/>前置条件：<text:bookmark-end text:name="__RefHeading___Toc2118_1036705661"/></text:h>
      <text:list xml:id="list5552678898925072050" text:style-name="L1">
        <text:list-header>
          <text:p text:style-name="P80"><text:s text:c="7"/>玩家已启动游戏客户端并进入主菜单。</text:p>
          <text:p text:style-name="P80"><text:s text:c="7"/>局域网内至少存在一个可加入的游戏会话。</text:p>
        </text:list-header>
      </text:list>
      <text:p text:style-name="P64"/>
      <text:h text:style-name="Heading_20_3" text:outline-level="3"><text:bookmark-start text:name="__RefHeading___Toc2120_1036705661"/>基本流：<text:bookmark-end text:name="__RefHeading___Toc2120_1036705661"/></text:h>
      <text:list xml:id="list7151671994084674716" text:style-name="L2">
        <text:list-item>
          <text:list>
            <text:list-item>
              <text:p text:style-name="P85"><text:s/>玩家在主菜单中选择“加入游戏”选项。</text:p>
            </text:list-item>
            <text:list-item>
              <text:p text:style-name="P85">系统向局域网内广播查询请求，寻找可用的游戏会话。</text:p>
            </text:list-item>
            <text:list-item>
              <text:p text:style-name="P85"><text:soft-page-break/>系统以列表形式显示所有发现的可用游戏会话（显示房间名、玩家数量、游戏模式等信息）。</text:p>
            </text:list-item>
            <text:list-item>
              <text:p text:style-name="P85">玩家从列表中选择一个游戏会话。</text:p>
            </text:list-item>
            <text:list-item>
              <text:p text:style-name="P85">系统向所选游戏会话的主机发送加入请求。</text:p>
            </text:list-item>
            <text:list-item>
              <text:p text:style-name="P85">主机接受请求，并将新玩家的信息同步给所有客户端。</text:p>
            </text:list-item>
            <text:list-item>
              <text:p text:style-name="P92"><text:span text:style-name="T52">系统加载游戏地图，并将玩家</text:span><text:span text:style-name="T14">Pawn</text:span><text:span text:style-name="T52">生成在初始位置。</text:span></text:p>
            </text:list-item>
            <text:list-item>
              <text:p text:style-name="P85">用况结束。</text:p>
            </text:list-item>
          </text:list>
        </text:list-item>
      </text:list>
      <text:p text:style-name="P45"><text:span text:style-name="Strong_20_Emphasis"><text:span text:style-name="T41">1.5. </text:span></text:span><text:span text:style-name="Strong_20_Emphasis"><text:span text:style-name="T23">备选流：</text:span></text:span></text:p>
      <text:list xml:id="list6387920062981244781" text:style-name="L3">
        <text:list-item>
          <text:list>
            <text:list-header>
              <text:p text:style-name="P98"><text:span text:style-name="Strong_20_Emphasis"><text:span text:style-name="T38">A1. </text:span></text:span><text:span text:style-name="Strong_20_Emphasis"><text:span text:style-name="T33">未找到任何游戏会话</text:span></text:span><text:span text:style-name="Strong_20_Emphasis"><text:span text:style-name="T34">：</text:span></text:span><text:span text:style-name="T33">在基本流步骤</text:span><text:span text:style-name="T38">3</text:span><text:span text:style-name="T33">，如果系统在指定时间内未发现任何游戏会话，则提示玩家“未找到可用房间”，并返回主菜单。</text:span></text:p>
              <text:p text:style-name="P98"><text:span text:style-name="Strong_20_Emphasis"><text:span text:style-name="T38">A2. </text:span></text:span><text:span text:style-name="Strong_20_Emphasis"><text:span text:style-name="T33">加入游戏失败</text:span></text:span><text:span text:style-name="Strong_20_Emphasis"><text:span text:style-name="T34">：</text:span></text:span><text:span text:style-name="T33">在基本流步骤</text:span><text:span text:style-name="T38">6</text:span><text:span text:style-name="T33">，如果主机拒绝加入请求或连接失败，系统提示玩家“加入游戏失败”，用况回到基本流第</text:span><text:span text:style-name="T38">3</text:span><text:span text:style-name="T33">步。</text:span></text:p>
            </text:list-header>
          </text:list>
        </text:list-item>
      </text:list>
      <text:h text:style-name="P69" text:outline-level="4" text:is-list-header="true"><text:span text:style-name="Strong_20_Emphasis"><text:span text:style-name="T18">（</text:span></text:span><text:span text:style-name="Strong_20_Emphasis"><text:span text:style-name="T39">2</text:span></text:span><text:span text:style-name="Strong_20_Emphasis"><text:span text:style-name="T18">）控制角色移动</text:span></text:span></text:h>
      <text:p text:style-name="Table_20_Contents"><text:span text:style-name="Strong_20_Emphasis"><text:span text:style-name="T42">1.1. </text:span></text:span><text:span text:style-name="Strong_20_Emphasis"><text:span text:style-name="T46">简要描述</text:span></text:span><text:span text:style-name="Strong_20_Emphasis"><text:span text:style-name="T35"><text:line-break/></text:span></text:span><text:span text:style-name="Strong_20_Emphasis"><text:span text:style-name="T33">该用况描述了玩家通过输入设备控制游戏角色在三维场景中进行基础移动、转向、跳跃和镜头控制的持续过程。 </text:span></text:span></text:p>
      <text:p text:style-name="Table_20_Contents"><text:span text:style-name="Strong_20_Emphasis"><text:span text:style-name="T33"/></text:span></text:p>
      <text:p text:style-name="Table_20_Contents"><text:span text:style-name="Strong_20_Emphasis"><text:span text:style-name="T33">1.2. 用况图</text:span></text:span></text:p>
      <text:p text:style-name="P79"/>
      <text:p text:style-name="P79"/>
      <text:p text:style-name="P43"><text:span text:style-name="Strong_20_Emphasis"><text:span text:style-name="T44">1.3. </text:span></text:span><text:span text:style-name="Strong_20_Emphasis"><text:span text:style-name="T47">前置条件：</text:span></text:span></text:p>
      <text:list xml:id="list1384834908733864473" text:style-name="L4">
        <text:list-item>
          <text:list>
            <text:list-header>
              <text:p text:style-name="P81">玩家已成功加入游戏会话。</text:p>
              <text:p text:style-name="P81">玩家角色处于可移动状态（非死亡、非被控制状态）。</text:p>
              <text:p text:style-name="P81">游戏处于进行中状态。</text:p>
            </text:list-header>
          </text:list>
        </text:list-item>
      </text:list>
      <text:p text:style-name="P46"><text:span text:style-name="Strong_20_Emphasis"><text:span text:style-name="T44">1.4. </text:span></text:span><text:span text:style-name="Strong_20_Emphasis"><text:span text:style-name="T47">基本流：</text:span></text:span></text:p>
      <text:list xml:id="list6896804461919315351" text:style-name="L5">
        <text:list-item>
          <text:list>
            <text:list-item>
              <text:p text:style-name="P86">玩家按下移动输入键。</text:p>
            </text:list-item>
            <text:list-item>
              <text:p text:style-name="P86">系统在本地客户端立即响应用户输入，更新角色位置和朝向（客户端预测）。</text:p>
            </text:list-item>
            <text:list-item>
              <text:p text:style-name="P93"><text:span text:style-name="T52">客户端将移动指令通过网络</text:span><text:span text:style-name="T52">发送给服务器（主机）。</text:span></text:p>
            </text:list-item>
            <text:list-item>
              <text:p text:style-name="P86">服务器验证移动的合法性（防止作弊）。</text:p>
            </text:list-item>
            <text:list-item>
              <text:p text:style-name="P86">服务器通过网络复制将权威的角色位置和旋转同步给所有客户端。</text:p>
            </text:list-item>
            <text:list-item>
              <text:p text:style-name="P86">所有客户端更新该角色的显示位置和动画状态。</text:p>
            </text:list-item>
            <text:list-item>
              <text:p text:style-name="P86">系统持续检测角色与环境的碰撞，确保移动不会穿透障碍物。</text:p>
            </text:list-item>
            <text:list-item>
              <text:p text:style-name="P86">用况持续进行，直到玩家停止移动输入或角色进入不可移动状态。</text:p>
            </text:list-item>
          </text:list>
        </text:list-item>
      </text:list>
      <text:p text:style-name="P46"><text:span text:style-name="Strong_20_Emphasis"><text:span text:style-name="T44"/></text:span></text:p>
      <text:p text:style-name="P46"><text:soft-page-break/><text:span text:style-name="Strong_20_Emphasis"><text:span text:style-name="T44">1.5. </text:span></text:span><text:span text:style-name="Strong_20_Emphasis"><text:span text:style-name="T47">备选流：</text:span></text:span></text:p>
      <text:p text:style-name="P46"><text:span text:style-name="Strong_20_Emphasis"><text:span text:style-name="T38">A1. </text:span></text:span><text:span text:style-name="Strong_20_Emphasis"><text:span text:style-name="T33">移动被阻挡</text:span></text:span><text:span text:style-name="Strong_20_Emphasis"><text:span text:style-name="T34">：</text:span></text:span><text:span text:style-name="T33">在基本流步骤</text:span><text:span text:style-name="T38">7</text:span><text:span text:style-name="T33">，如果系统检测到移动方向被障碍物阻挡，角色沿障碍物表面滑动或停止移动，用况继续执行，但角色按修正后的路径移动。</text:span></text:p>
      <text:p text:style-name="P46"><text:span text:style-name="Strong_20_Emphasis"><text:span text:style-name="T38">A2. </text:span></text:span><text:span text:style-name="Strong_20_Emphasis"><text:span text:style-name="T33">网络延迟或校正</text:span></text:span><text:span text:style-name="Strong_20_Emphasis"><text:span text:style-name="T34">：</text:span></text:span><text:span text:style-name="T33">在基本流步骤</text:span><text:span text:style-name="T38">4</text:span><text:span text:style-name="T33">，如果服务器检测到客户端移动指令存在异常延迟或位置异常，服务器可能拒绝该移动指令，并进行位置校正。客户端收到校正指令后，平滑地调整角色位置。</text:span></text:p>
      <text:p text:style-name="P43"><text:line-break/><text:span text:style-name="Strong_20_Emphasis"><text:span text:style-name="T47">（</text:span></text:span><text:span text:style-name="Strong_20_Emphasis"><text:span text:style-name="T44">3</text:span></text:span><text:span text:style-name="Strong_20_Emphasis"><text:span text:style-name="T47">）执行普通攻击</text:span></text:span></text:p>
      <text:p text:style-name="P46"><text:span text:style-name="Strong_20_Emphasis"><text:span text:style-name="T44">1.1. </text:span></text:span><text:span text:style-name="Strong_20_Emphasis"><text:span text:style-name="T47">简要描述</text:span></text:span><text:span text:style-name="T40"><text:line-break/></text:span><text:span text:style-name="T24">该用况描述了玩家操作角色进行近战或远程普通攻击，系统计算伤害并同步战斗反馈的交互过程。</text:span></text:p>
      <text:p text:style-name="P46"><text:span text:style-name="Strong_20_Emphasis"><text:span text:style-name="T44">1.2. </text:span></text:span><text:span text:style-name="Strong_20_Emphasis"><text:span text:style-name="T47">用况图</text:span></text:span><text:span text:style-name="T40"><text:line-break/></text:span><text:span text:style-name="T19">（用况图：玩家 —— 执行普通攻击）</text:span></text:p>
      <text:p text:style-name="P46"><text:span text:style-name="Strong_20_Emphasis"><text:span text:style-name="T44">1.3. </text:span></text:span><text:span text:style-name="Strong_20_Emphasis"><text:span text:style-name="T47">前置条件：</text:span></text:span></text:p>
      <text:list xml:id="list6114070154007877933" text:style-name="L6">
        <text:list-item>
          <text:list>
            <text:list-header>
              <text:p text:style-name="P82">玩家角色处于可攻击状态（存活、未处于技能后摇等状态）。</text:p>
              <text:p text:style-name="P82">游戏处于进行中状态。</text:p>
            </text:list-header>
          </text:list>
        </text:list-item>
      </text:list>
      <text:p text:style-name="P46"><text:span text:style-name="Strong_20_Emphasis"><text:span text:style-name="T44">1.4. </text:span></text:span><text:span text:style-name="Strong_20_Emphasis"><text:span text:style-name="T47">基本流：</text:span></text:span></text:p>
      <text:list xml:id="list7544725689570243998" text:style-name="L7">
        <text:list-item>
          <text:list>
            <text:list-item>
              <text:p text:style-name="P94"><text:span text:style-name="T52">玩家按下普通攻击键（如鼠标左键或手柄</text:span><text:span text:style-name="T14">RT</text:span><text:span text:style-name="T52">键）。</text:span></text:p>
            </text:list-item>
            <text:list-item>
              <text:p text:style-name="P87">系统在本地客户端播放攻击动画并提供输入反馈。</text:p>
            </text:list-item>
            <text:list-item>
              <text:p text:style-name="P94"><text:span text:style-name="T52">客户端通过</text:span><text:span text:style-name="T14">RPC</text:span><text:span text:style-name="T52">通知服务器（主机）发起了攻击，并发送攻击方向、时间戳等信息。</text:span></text:p>
            </text:list-item>
            <text:list-item>
              <text:p text:style-name="P87">服务器在权威端进行命中判定，检测攻击范围内是否有可命中的目标。</text:p>
            </text:list-item>
            <text:list-item>
              <text:p text:style-name="P87">如果命中目标，服务器计算伤害，并减少目标的血量。</text:p>
            </text:list-item>
            <text:list-item>
              <text:p text:style-name="P87">服务器通过网络复制同步攻击命中和受击效果给所有客户端。</text:p>
            </text:list-item>
            <text:list-item>
              <text:p text:style-name="P87">所有客户端播放相应的受击动画和特效。</text:p>
            </text:list-item>
            <text:list-item>
              <text:p text:style-name="P87">用况结束。</text:p>
            </text:list-item>
          </text:list>
        </text:list-item>
      </text:list>
      <text:p text:style-name="P46"><text:span text:style-name="Strong_20_Emphasis"><text:span text:style-name="T44">1.5. </text:span></text:span><text:span text:style-name="Strong_20_Emphasis"><text:span text:style-name="T47">备选流：</text:span></text:span></text:p>
      <text:list xml:id="list7235184808611471391" text:style-name="L8">
        <text:list-header>
          <text:p text:style-name="P99"><text:soft-page-break/><text:span text:style-name="Strong_20_Emphasis"><text:span text:style-name="T36">A1. </text:span></text:span><text:span text:style-name="Strong_20_Emphasis"><text:span text:style-name="T29">攻击未命中</text:span></text:span><text:span text:style-name="Strong_20_Emphasis"><text:span text:style-name="T31">：</text:span></text:span><text:span text:style-name="T30">在基本流步骤</text:span><text:span text:style-name="T37">4</text:span><text:span text:style-name="T30">，如果服务器判定攻击未命中任何目标，服务器仅同步攻击动画，不执行伤害计算。</text:span></text:p>
          <text:p text:style-name="P99"><text:span text:style-name="Strong_20_Emphasis"><text:span text:style-name="T36">A2. </text:span></text:span><text:span text:style-name="Strong_20_Emphasis"><text:span text:style-name="T29">目标格挡或免疫</text:span></text:span><text:span text:style-name="Strong_20_Emphasis"><text:span text:style-name="T31">：</text:span></text:span><text:span text:style-name="T30">在基本流步骤</text:span><text:span text:style-name="T37">5</text:span><text:span text:style-name="T30">，如果服务器判定目标处于格挡或免疫状态，则计算并播放格挡效果，不执行或减少伤害计算。</text:span></text:p>
        </text:list-header>
      </text:list>
      <text:p text:style-name="P78"/>
      <text:h text:style-name="P70" text:outline-level="4" text:is-list-header="true"><text:span text:style-name="Strong_20_Emphasis"><text:span text:style-name="T47">（</text:span></text:span><text:span text:style-name="Strong_20_Emphasis"><text:span text:style-name="T45">4</text:span></text:span><text:span text:style-name="Strong_20_Emphasis"><text:span text:style-name="T47">）释放角色技能</text:span></text:span></text:h>
      <text:p text:style-name="P46"><text:span text:style-name="Strong_20_Emphasis"><text:span text:style-name="T44">1.1. </text:span></text:span><text:span text:style-name="Strong_20_Emphasis"><text:span text:style-name="T47">简要描述</text:span></text:span><text:span text:style-name="T40"><text:line-break/></text:span><text:span text:style-name="T24">该用况描述了玩家激活并释放角色的特殊技能，系统处理技能效果、资源消耗和冷却时间的完整过程。</text:span></text:p>
      <text:p text:style-name="P46"><text:span text:style-name="Strong_20_Emphasis"><text:span text:style-name="T44">1.2. </text:span></text:span><text:span text:style-name="Strong_20_Emphasis"><text:span text:style-name="T47">用况图</text:span></text:span><text:span text:style-name="T40"><text:line-break/></text:span><text:span text:style-name="T19">（用况图：玩家 —— 释放角色技能）</text:span></text:p>
      <text:p text:style-name="P46"><text:span text:style-name="Strong_20_Emphasis"><text:span text:style-name="T44">1.3. </text:span></text:span><text:span text:style-name="Strong_20_Emphasis"><text:span text:style-name="T47">前置条件：</text:span></text:span></text:p>
      <text:list xml:id="list9217880528435449509" text:style-name="L9">
        <text:list-item>
          <text:list>
            <text:list-header>
              <text:p text:style-name="P88">玩家角色处于可施放技能状态（存活、技能未处于冷却状态、能量）。</text:p>
              <text:p text:style-name="P88">游戏处于进行中状态。</text:p>
            </text:list-header>
          </text:list>
        </text:list-item>
      </text:list>
      <text:p text:style-name="P46"><text:span text:style-name="Strong_20_Emphasis"><text:span text:style-name="T44">1.4. </text:span></text:span><text:span text:style-name="Strong_20_Emphasis"><text:span text:style-name="T47">基本流：</text:span></text:span></text:p>
      <text:list xml:id="list5356289025500891393" text:style-name="L10">
        <text:list-item>
          <text:list>
            <text:list-item>
              <text:p text:style-name="P89">玩家按下指定技能键。</text:p>
            </text:list-item>
            <text:list-item>
              <text:p text:style-name="P89">系统在本地客户端显示技能瞄准指示器。</text:p>
            </text:list-item>
            <text:list-item>
              <text:p text:style-name="P89">玩家确认技能释放位置和方向后释放按键。</text:p>
            </text:list-item>
            <text:list-item>
              <text:p text:style-name="P95"><text:span text:style-name="T52">客户端通过</text:span><text:span text:style-name="T14">RPC</text:span><text:span text:style-name="T52">通知服务器（主机）释放技能，发送技能</text:span><text:span text:style-name="T14">ID</text:span><text:span text:style-name="T52">、目标位置、释放时间戳等信息。</text:span></text:p>
            </text:list-item>
            <text:list-item>
              <text:p text:style-name="P89">服务器验证技能释放的合法性（冷却状态、资源充足、目标有效）。</text:p>
            </text:list-item>
            <text:list-item>
              <text:p text:style-name="P89">服务器执行技能效果逻辑。</text:p>
            </text:list-item>
            <text:list-item>
              <text:p text:style-name="P95"><text:span text:style-name="T52">服务器扣除角色相应的资源（魔法值</text:span><text:span text:style-name="T14">/</text:span><text:span text:style-name="T52">能量）并开始技能冷却计时。</text:span></text:p>
            </text:list-item>
            <text:list-item>
              <text:p text:style-name="P89">服务器通过网络复制同步技能释放效果给所有客户端。</text:p>
            </text:list-item>
            <text:list-item>
              <text:p text:style-name="P89">所有客户端播放技能释放动画和特效。</text:p>
            </text:list-item>
            <text:list-item>
              <text:p text:style-name="P89">用况结束。</text:p>
            </text:list-item>
          </text:list>
        </text:list-item>
      </text:list>
      <text:p text:style-name="P46"><text:span text:style-name="Strong_20_Emphasis"><text:span text:style-name="T44">1.5. </text:span></text:span><text:span text:style-name="Strong_20_Emphasis"><text:span text:style-name="T47">备选流：</text:span></text:span></text:p>
      <text:list xml:id="list4760139985864116905" text:style-name="L11">
        <text:list-header>
          <text:p text:style-name="P100"><text:span text:style-name="Strong_20_Emphasis"><text:span text:style-name="T36">A1. </text:span></text:span><text:span text:style-name="Strong_20_Emphasis"><text:span text:style-name="T29">技能释放被中断</text:span></text:span><text:span text:style-name="Strong_20_Emphasis"><text:span text:style-name="T31">：</text:span></text:span><text:span text:style-name="T30">在基本流步骤</text:span><text:span text:style-name="T37">3</text:span><text:span text:style-name="T30">前，如果玩家角色受到控制效果（如眩晕、沉默）或被击杀，技能释放被中断，用况终止。</text:span></text:p>
          <text:p text:style-name="P100"><text:soft-page-break/><text:span text:style-name="Strong_20_Emphasis"><text:span text:style-name="T36">A2. </text:span></text:span><text:span text:style-name="Strong_20_Emphasis"><text:span text:style-name="T29">资源不足或技能冷却中</text:span></text:span><text:span text:style-name="Strong_20_Emphasis"><text:span text:style-name="T31">：</text:span></text:span><text:span text:style-name="T30">在基本流步骤</text:span><text:span text:style-name="T37">5</text:span><text:span text:style-name="T30">，如果服务器验证发现技能资源不足或仍在冷却中，服务器拒绝此次释放，客户端播放失败提示音效。</text:span></text:p>
        </text:list-header>
      </text:list>
      <text:p text:style-name="Text_20_body"/>
      <text:p text:style-name="Text_20_body"/>
      <text:h text:style-name="Heading_20_4" text:outline-level="4" text:is-list-header="true"><text:span text:style-name="Strong_20_Emphasis"><text:span text:style-name="T47">（</text:span></text:span><text:span text:style-name="Strong_20_Emphasis"><text:span text:style-name="T44">5</text:span></text:span><text:span text:style-name="Strong_20_Emphasis"><text:span text:style-name="T47">）处理角色状态</text:span></text:span></text:h>
      <text:p text:style-name="P46"><text:span text:style-name="Strong_20_Emphasis"><text:span text:style-name="T44">1.1. </text:span></text:span><text:span text:style-name="Strong_20_Emphasis"><text:span text:style-name="T47">简要描述</text:span></text:span><text:span text:style-name="T40"><text:line-break/></text:span><text:span text:style-name="T24">该用况描述了系统管理角色生命值、受伤、死亡和复活等状态变化的内部过程。</text:span></text:p>
      <text:p text:style-name="P46"><text:span text:style-name="Strong_20_Emphasis"><text:span text:style-name="T44">1.2. </text:span></text:span><text:span text:style-name="Strong_20_Emphasis"><text:span text:style-name="T47">用况图</text:span></text:span><text:span text:style-name="T40"><text:line-break/></text:span><text:span text:style-name="T19">（用况图：系统 —— 处理角色状态）</text:span></text:p>
      <text:p text:style-name="P46"><text:span text:style-name="Strong_20_Emphasis"><text:span text:style-name="T44">1.3. </text:span></text:span><text:span text:style-name="Strong_20_Emphasis"><text:span text:style-name="T47">前置条件：</text:span></text:span></text:p>
      <text:list xml:id="list952325358631159998" text:style-name="L12">
        <text:list-item>
          <text:list>
            <text:list-header>
              <text:p text:style-name="P83">角色已存在于游戏世界中。</text:p>
              <text:p text:style-name="P83">游戏处于进行中状态。</text:p>
            </text:list-header>
          </text:list>
        </text:list-item>
      </text:list>
      <text:p text:style-name="P46"><text:span text:style-name="Strong_20_Emphasis"><text:span text:style-name="T44">1.4. </text:span></text:span><text:span text:style-name="Strong_20_Emphasis"><text:span text:style-name="T47">基本流：</text:span></text:span></text:p>
      <text:list xml:id="list5258739019691712714" text:style-name="L13">
        <text:list-item>
          <text:list>
            <text:list-item>
              <text:p text:style-name="P90">系统检测到角色受到伤害。</text:p>
            </text:list-item>
            <text:list-item>
              <text:p text:style-name="P90">服务器计算实际伤害值。</text:p>
            </text:list-item>
            <text:list-item>
              <text:p text:style-name="P90">服务器从角色的当前生命值中扣除伤害值。</text:p>
            </text:list-item>
            <text:list-item>
              <text:p text:style-name="P96"><text:span text:style-name="T52">如果角色生命值大于零，服务器通过网络复制同步新的生命值给所有客户端，客户端更新</text:span><text:span text:style-name="T14">HUD</text:span><text:span text:style-name="T52">显示并播放受伤反馈。</text:span></text:p>
            </text:list-item>
            <text:list-item>
              <text:p text:style-name="P96"><text:span text:style-name="T52">如果角色生命值降至零或以下，服务器将角色状态标记为</text:span><text:span text:style-name="T14">"</text:span><text:span text:style-name="T52">死亡</text:span><text:span text:style-name="T14">"</text:span><text:span text:style-name="T52">。</text:span></text:p>
            </text:list-item>
            <text:list-item>
              <text:p text:style-name="P90">服务器通知所有客户端播放角色死亡动画和特效。</text:p>
            </text:list-item>
            <text:list-item>
              <text:p text:style-name="P90">服务器开始死亡复活倒计时。</text:p>
            </text:list-item>
            <text:list-item>
              <text:p text:style-name="P90">倒计时结束后，服务器在指定的重生点重新生成角色，重置生命值和状态。</text:p>
            </text:list-item>
            <text:list-item>
              <text:p text:style-name="P90">服务器同步角色复活信息给所有客户端。</text:p>
            </text:list-item>
            <text:list-item>
              <text:p text:style-name="P90">用况结束。</text:p>
            </text:list-item>
          </text:list>
        </text:list-item>
      </text:list>
      <text:p text:style-name="P46"><text:span text:style-name="Strong_20_Emphasis"><text:span text:style-name="T44">1.5. </text:span></text:span><text:span text:style-name="Strong_20_Emphasis"><text:span text:style-name="T47">备选流：</text:span></text:span></text:p>
      <text:list xml:id="list5034426508971954281" text:style-name="L14">
        <text:list-header>
          <text:p text:style-name="P101"><text:span text:style-name="Strong_20_Emphasis"><text:span text:style-name="T36">A1. </text:span></text:span><text:span text:style-name="Strong_20_Emphasis"><text:span text:style-name="T29">伤害免疫或吸收</text:span></text:span><text:span text:style-name="Strong_20_Emphasis"><text:span text:style-name="T31">：</text:span></text:span><text:span text:style-name="T30">在基本流步骤</text:span><text:span text:style-name="T37">2</text:span><text:span text:style-name="T30">，如果服务器检测到角色处于伤害免疫状态或具有伤害吸收护盾，则忽略或减少此次伤害。</text:span></text:p>
          <text:p text:style-name="P101"><text:span text:style-name="Strong_20_Emphasis"><text:span text:style-name="T36">A2. </text:span></text:span><text:span text:style-name="Strong_20_Emphasis"><text:span text:style-name="T29">立即复活</text:span></text:span><text:span text:style-name="Strong_20_Emphasis"><text:span text:style-name="T31">：</text:span></text:span><text:span text:style-name="T30">在基本流步骤</text:span><text:span text:style-name="T37">7</text:span><text:span text:style-name="T30">，如果游戏模式支持或有特定技能触发，角色可立即复活，跳过倒计时。</text:span></text:p>
        </text:list-header>
      </text:list>
      <text:p text:style-name="P78"><text:soft-page-break/></text:p>
      <text:h text:style-name="Heading_20_4" text:outline-level="4" text:is-list-header="true"><text:span text:style-name="Strong_20_Emphasis"><text:span text:style-name="T46">（</text:span></text:span><text:span text:style-name="Strong_20_Emphasis"><text:span text:style-name="T43">6</text:span></text:span><text:span text:style-name="Strong_20_Emphasis"><text:span text:style-name="T48">）管理游戏进度</text:span></text:span></text:h>
      <text:p text:style-name="P46"><text:span text:style-name="Strong_20_Emphasis"><text:span text:style-name="T44">1.1. </text:span></text:span><text:span text:style-name="Strong_20_Emphasis"><text:span text:style-name="T47">简要描述</text:span></text:span><text:span text:style-name="T40"><text:line-break/></text:span><text:span text:style-name="T24">该用况描述了系统跟踪游戏数据，在达成胜利条件时结束对局并显示结果的内部过程。</text:span></text:p>
      <text:p text:style-name="P46"><text:span text:style-name="Strong_20_Emphasis"><text:span text:style-name="T44">1.2. </text:span></text:span><text:span text:style-name="Strong_20_Emphasis"><text:span text:style-name="T47">用况图</text:span></text:span><text:span text:style-name="T40"><text:line-break/></text:span></text:p>
      <text:p text:style-name="P46"><text:span text:style-name="Strong_20_Emphasis"><text:span text:style-name="T39">1.3. </text:span></text:span><text:span text:style-name="Strong_20_Emphasis"><text:span text:style-name="T18">前置条件：</text:span></text:span></text:p>
      <text:list xml:id="list36236035123927547" text:style-name="L15">
        <text:list-item>
          <text:list>
            <text:list-header>
              <text:p text:style-name="P84">游戏会话已开始，至少有两名玩家参与。</text:p>
            </text:list-header>
          </text:list>
        </text:list-item>
      </text:list>
      <text:p text:style-name="P46"><text:span text:style-name="Strong_20_Emphasis"><text:span text:style-name="T44">1.4. </text:span></text:span><text:span text:style-name="Strong_20_Emphasis"><text:span text:style-name="T47">基本流：</text:span></text:span></text:p>
      <text:list xml:id="list3413025750566930942" text:style-name="L16">
        <text:list-item>
          <text:list>
            <text:list-item>
              <text:p text:style-name="P91">系统持续监控游戏状态数据（如团队得分、玩家存活数、目标点占领状态、游戏时间）。</text:p>
            </text:list-item>
            <text:list-item>
              <text:p text:style-name="P91">当任一胜利条件被满足（如一方团队达到目标分数、全灭对方队伍、游戏时间耗尽），服务器判定游戏结束。</text:p>
            </text:list-item>
            <text:list-item>
              <text:p text:style-name="P91">服务器锁定游戏世界，阻止所有玩家进一步操作。</text:p>
            </text:list-item>
            <text:list-item>
              <text:p text:style-name="P97"><text:span text:style-name="T52">服务器计算本局游戏的详细数据（</text:span><text:span text:style-name="T14">MVP</text:span><text:span text:style-name="T52">、击杀</text:span><text:span text:style-name="T14">/</text:span><text:span text:style-name="T52">死亡</text:span><text:span text:style-name="T14">/</text:span><text:span text:style-name="T52">助攻等）。</text:span></text:p>
            </text:list-item>
            <text:list-item>
              <text:p text:style-name="P91">服务器将游戏结果和数据通过网络复制同步给所有客户端。</text:p>
            </text:list-item>
            <text:list-item>
              <text:p text:style-name="P91">所有客户端显示结算界面，展示胜负结果和个人数据。</text:p>
            </text:list-item>
            <text:list-item>
              <text:p text:style-name="P91">系统启动返回大厅的倒计时。</text:p>
            </text:list-item>
            <text:list-item>
              <text:p text:style-name="P91">倒计时结束后，所有玩家断开连接，返回主菜单。</text:p>
            </text:list-item>
            <text:list-item>
              <text:p text:style-name="P91">用况结束。</text:p>
            </text:list-item>
          </text:list>
        </text:list-item>
      </text:list>
      <text:p text:style-name="P46"><text:span text:style-name="Strong_20_Emphasis"><text:span text:style-name="T44">1.5. </text:span></text:span><text:span text:style-name="Strong_20_Emphasis"><text:span text:style-name="T47">备选流：</text:span></text:span></text:p>
      <text:list xml:id="list4910829968002708222" text:style-name="L17">
        <text:list-item>
          <text:list>
            <text:list-header>
              <text:p text:style-name="P102"><text:span text:style-name="Strong_20_Emphasis"><text:span text:style-name="T39">A1. </text:span></text:span><text:span text:style-name="Strong_20_Emphasis"><text:span text:style-name="T18">玩家提前退出</text:span></text:span><text:span text:style-name="Strong_20_Emphasis"><text:span text:style-name="T20">：</text:span></text:span><text:span text:style-name="T19">在基本流任何步骤，如果有玩家提前退出游戏，系统记录为</text:span><text:span text:style-name="T40">"</text:span><text:span text:style-name="T19">逃跑</text:span><text:span text:style-name="T40">"</text:span><text:span text:style-name="T19">，并可能施加惩罚，但不立即结束游戏。</text:span></text:p>
            </text:list-header>
          </text:list>
        </text:list-item>
      </text:list>
      <text:p text:style-name="Text_20_body"><text:line-break/><text:line-break/><text:line-break/></text:p>
      <text:p text:style-name="P41"/>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68" text:outline-level="3"><text:bookmark-start text:name="__RefHeading___Toc3429_1513600048"/>子流<text:bookmark-end text:name="__RefHeading___Toc3429_1513600048"/></text:h>
      <text:h text:style-name="Heading_20_4" text:outline-level="4"><text:bookmark-start text:name="__RefHeading___Toc3267_1373992084"/>登录<text:bookmark-end text:name="__RefHeading___Toc3267_1373992084"/></text:h>
      <text:p text:style-name="Text_20_body">1. <text:span text:style-name="T12">系统</text:span></text:p>
      <text:p text:style-name="Text_20_body">2. 用</text:p>
      <text:p text:style-name="Text_20_body">3.系统将</text:p>
      <text:p text:style-name="Text_20_body">4.系统检查匹配结果，</text:p>
      <text:p text:style-name="Text_20_body"><text:s text:c="5"/>1)如果匹</text:p>
      <text:p text:style-name="Text_20_body"><text:s text:c="5"/>2)如果匹配失败，</text:p>
      <text:p text:style-name="Text_20_body"><text:s text:c="5"/>a. 如果用户</text:p>
      <text:p text:style-name="Text_20_body"><text:tab/>b. 如果用户输</text:p>
      <text:p text:style-name="Text_20_body">4.登录</text:p>
      <text:h text:style-name="Heading_20_3" text:outline-level="3"><text:bookmark-start text:name="__RefHeading___Toc2122_1036705661"/><text:span text:style-name="T13">备选流 <text:s text:c="2"/></text:span><text:s text:c="13"/><text:bookmark-end text:name="__RefHeading___Toc2122_1036705661"/></text:h>
      <text:p text:style-name="Text_20_body">A1.注册</text:p>
      <text:p text:style-name="Text_20_body"><text:s text:c="5"/>在{用户登录}</text:p>
      <text:p text:style-name="Text_20_body"><text:span text:style-name="T9"><text:s text:c="4"/></text:span><text:span text:style-name="T12">1.用户选择注册。</text:span></text:p>
      <text:p text:style-name="Text_20_body"><text:s text:c="5"/>2.系统。</text:p>
      <text:p text:style-name="Text_20_body"><text:s text:c="5"/>3.用户</text:p>
      <text:p text:style-name="P16"><text:s text:c="5"/>4.系统为</text:p>
      <text:p text:style-name="Text_20_body"><text:s text:c="5"/>5.回到基本流{用户登录}。</text:p>
      <text:p text:style-name="P13"/>
      <text:p text:style-name="P8"><text:soft-page-break/></text:p>
      <text:h text:style-name="P71" text:outline-level="1"><text:bookmark-start text:name="__RefHeading___Toc8567_481696549"/>需求分析<text:bookmark-end text:name="__RefHeading___Toc8567_481696549"/></text:h>
      <text:h text:style-name="Heading_20_2" text:outline-level="2"><text:bookmark-start text:name="__RefHeading___Toc8569_481696549"/>健壮性分析<text:bookmark-end text:name="__RefHeading___Toc8569_481696549"/></text:h>
      <text:p text:style-name="Text_20_body"/>
      <text:h text:style-name="Heading_20_2" text:outline-level="2"><text:bookmark-start text:name="__RefHeading___Toc8571_481696549"/>交互建模<text:bookmark-end text:name="__RefHeading___Toc8571_481696549"/></text:h>
      <text:p text:style-name="Text_20_body"/>
      <text:h text:style-name="P71" text:outline-level="1"><text:bookmark-start text:name="__RefHeading___Toc8573_481696549"/>架构设计<text:bookmark-end text:name="__RefHeading___Toc8573_481696549"/></text:h>
      <text:h text:style-name="P73" text:outline-level="2"/>
      <text:h text:style-name="P71" text:outline-level="1"><text:bookmark-start text:name="__RefHeading___Toc8575_481696549"/>详细设计<text:bookmark-end text:name="__RefHeading___Toc8575_481696549"/></text:h>
      <text:h text:style-name="P2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72" text:outline-level="1" text:is-list-header="true"><text:bookmark-start text:name="__RefHeading__3696_145136877"/>参考文献<text:bookmark-end text:name="__RefHeading__3696_145136877"/></text:h>
      <text:list xml:id="list1813824236257281884"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quote-cjk-patch" svg:font-family="quote-cjk-patch, Inter, system-ui, apple-system, BlinkMacSystemFont, 'Segoe UI', Roboto, Oxygen, Ubuntu, Cantarell, 'Open Sans', 'Helvetica Neue', sans-serif"/>
    <style:font-face style:name="华文细黑" svg:font-family="华文细黑"/>
    <style:font-face style:name="华文黑体 - Kelvin2" svg:font-family="'华文黑体 - Kelvin'"/>
    <style:font-face style:name="宋体1" svg:font-family="宋体"/>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仿宋" svg:font-family="仿宋" style:font-family-generic="modern" style:font-pitch="fixed"/>
    <style:font-face style:name="方正仿宋_GBK" svg:font-family="方正仿宋_GBK" style:font-family-generic="modern" style:font-pitch="fixed"/>
    <style:font-face style:name="黑体" svg:font-family="黑体"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pitch="variable"/>
    <style:font-face style:name="方正仿宋_GBK1" svg:font-family="方正仿宋_GBK" style:font-pitch="variable"/>
    <style:font-face style:name="方正仿宋_GBK2"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Mangal" svg:font-family="Mangal"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方正仿宋_GBK"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page-number="auto" fo:keep-with-next="always" text:number-lines="false" text:line-number="0"/>
      <style:text-properties style:font-name="FreeSans" fo:font-size="16pt" style:font-name-asian="华文黑体 - Kelvin1" style:font-size-asian="16pt" style:font-name-complex="FreeSans1"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fo:line-height="120%" fo:hyphenation-ladder-count="no-limit" fo:text-indent="0.741cm" style:auto-text-indent="false" style:page-number="auto"/>
      <style:text-properties style:font-name="FreeSerif" fo:font-size="10.5pt" style:font-name-asian="方正仿宋_GBK2"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size-complex="12pt" fo:hyphenate="fals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fo:line-height="120%" fo:text-align="center" style:justify-single-word="false" fo:text-indent="0cm" style:auto-text-indent="false" style:page-number="auto" text:number-lines="false" text:line-number="0">
        <style:tab-stops/>
      </style:paragraph-properties>
      <style:text-properties style:font-name="FreeSans" fo:font-size="16pt" fo:font-weight="normal" style:font-name-asian="华文黑体 - Kelvin1"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fo:line-height="120%" fo:text-align="start" style:justify-single-word="false" style:page-number="auto"/>
      <style:text-properties style:font-name="Liberation Sans"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fo:text-align="start" style:justify-single-word="false" fo:text-indent="0cm" style:auto-text-indent="false" style:page-number="auto">
        <style:tab-stops/>
      </style:paragraph-properties>
      <style:text-properties style:font-name="FreeSans" fo:font-size="10.5pt" fo:font-style="normal" fo:font-weight="normal" style:font-name-asian="华文黑体 - Kelvin1"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fo:line-height="120%" fo:text-align="start" style:justify-single-word="false" fo:text-indent="0cm" style:auto-text-indent="true" style:page-number="auto"/>
      <style:text-properties fo:font-size="12pt" style:font-name-asian="华文宋体"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fo:line-height="120%" fo:text-indent="0cm" style:auto-text-indent="false" style:page-number="auto">
        <style:tab-stops>
          <style:tab-stop style:position="17cm" style:type="right" style:leader-style="dotted" style:leader-text="."/>
        </style:tab-stops>
      </style:paragraph-properties>
      <style:text-properties style:font-name="FreeSans" fo:font-size="10.5pt" style:font-name-asian="华文黑体 - Kelvin1"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fo:line-height="120%" fo:text-indent="0cm" style:auto-text-indent="false" style:page-number="auto">
        <style:tab-stops>
          <style:tab-stop style:position="16.501cm" style:type="right" style:leader-style="dotted" style:leader-text="."/>
        </style:tab-stops>
      </style:paragraph-properties>
      <style:text-properties style:font-name="FreeSerif" fo:font-size="10.5pt" style:font-name-asian="华文仿宋1" style:font-size-asian="10.5pt" style:font-size-complex="12pt"/>
    </style:style>
    <style:style style:name="Contents_20_3" style:display-name="Contents 3" style:family="paragraph" style:parent-style-name="Index" style:class="index">
      <style:paragraph-properties fo:margin-left="0.998cm" fo:margin-right="0cm" fo:margin-top="0cm" fo:margin-bottom="0cm" fo:line-height="120%" fo:text-indent="0cm" style:auto-text-indent="false">
        <style:tab-stops>
          <style:tab-stop style:position="16.002cm" style:type="right" style:leader-style="dotted" style:leader-text="."/>
        </style:tab-stops>
      </style:paragraph-properties>
      <style:text-properties style:font-name="FreeSerif" fo:font-size="10.5pt" style:font-name-asian="华文仿宋1" style:font-size-asian="10.5pt" style:font-size-complex="12pt"/>
    </style:style>
    <style:style style:name="Contents_20_4" style:display-name="Contents 4" style:family="paragraph" style:parent-style-name="Index" style:class="index">
      <style:paragraph-properties fo:margin-left="1.498cm" fo:margin-right="0cm" fo:margin-top="0cm" fo:margin-bottom="0cm" fo:line-height="120%" fo:text-indent="0cm" style:auto-text-indent="false">
        <style:tab-stops>
          <style:tab-stop style:position="15.503cm" style:type="right" style:leader-style="dotted" style:leader-text="."/>
        </style:tab-stops>
      </style:paragraph-properties>
      <style:text-properties fo:font-size="10.5pt" style:font-name-asian="华文仿宋1" style:font-size-asian="10.5pt" style:font-size-complex="12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fo:line-height="150%" fo:text-align="center" style:justify-single-word="false" style:page-number="auto"/>
      <style:text-properties style:font-name="FreeSans" fo:font-size="42pt" style:font-name-asian="华文新魏" style:font-size-asian="42pt" style:font-size-complex="12pt"/>
    </style:style>
    <style:style style:name="项目名称" style:family="paragraph" style:parent-style-name="Standard" style:next-style-name="项目报告书" style:auto-update="true" style:master-page-name="">
      <style:paragraph-properties fo:margin-top="0.55cm" fo:margin-bottom="0cm" fo:text-align="center" style:justify-single-word="false" style:page-number="auto"/>
      <style:text-properties style:font-name="FreeSans" fo:font-size="36pt" style:font-name-asian="华文黑体 - Kelvin1" style:font-size-asian="36pt" style:font-size-complex="36pt"/>
    </style:style>
    <style:style style:name="摘要正文" style:family="paragraph" style:parent-style-name="Standard">
      <style:paragraph-properties fo:margin-left="0cm" fo:margin-right="0cm" fo:margin-top="0.275cm" fo:margin-bottom="0cm" fo:line-height="120%" fo:text-indent="0.741cm" style:auto-text-indent="false"/>
      <style:text-properties style:font-name="FreeSans" fo:font-size="12pt" style:font-name-asian="华文黑体 - Kelvin1" style:font-size-asian="12pt" style:font-size-complex="12pt"/>
    </style:style>
    <style:style style:name="关键字" style:family="paragraph" style:parent-style-name="摘要正文">
      <style:paragraph-properties fo:margin-left="0cm" fo:margin-right="0cm" fo:margin-top="0cm" fo:margin-bottom="0cm"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Courier New"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fo:line-height="120%" fo:text-indent="0cm" style:auto-text-indent="false"/>
      <style:text-properties style:font-name="Liberation Sans" fo:font-size="12pt" style:font-name-asian="方正仿宋_GBK2" style:font-size-asian="12pt" style:font-size-complex="12pt"/>
    </style:style>
    <style:style style:name="用况描述正文" style:family="paragraph" style:parent-style-name="Heading_20_4" style:next-style-name="Text_20_body" style:default-outline-level="4" style:list-style-name="" style:master-page-name="">
      <style:paragraph-properties fo:margin-left="0.741cm" fo:margin-right="0cm" fo:margin-top="0.109cm" fo:margin-bottom="0.109cm" fo:hyphenation-ladder-count="no-limit" fo:text-indent="0cm" style:auto-text-indent="false" style:page-number="auto" style:shadow="none" style:snap-to-layout-grid="true">
        <style:tab-stops/>
      </style:paragraph-properties>
      <style:text-properties style:font-name="FreeSerif" fo:font-size="10.5pt" fo:background-color="transparent" style:font-name-asian="方正仿宋_GBK2" style:font-size-asian="10.5pt" style:font-size-complex="12pt" fo:hyphenate="false" fo:hyphenation-remain-char-count="2" fo:hyphenation-push-char-count="2"/>
    </style:style>
    <style:style style:name="Default_7e_LT_7e_Gliederung_20_2" style:display-name="Default~LT~Gliederung 2" style:family="paragraph">
      <style:paragraph-properties fo:margin-left="0cm" fo:margin-right="0cm" fo:margin-top="0.199cm" fo:margin-bottom="0cm" fo:line-height="140%" fo:text-indent="0cm" style:auto-text-indent="false"/>
      <style:text-properties fo:font-variant="normal" fo:text-transform="none" style:use-window-font-color="true" style:text-outline="false" style:text-line-through-style="none" style:font-name="Mangal"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fo:line-height="140%" fo:text-indent="0cm" style:auto-text-indent="false"/>
      <style:text-properties fo:font-variant="normal" fo:text-transform="none" style:use-window-font-color="true" style:text-outline="false" style:text-line-through-style="none" style:font-name="Mangal" fo:font-size="24pt" fo:font-style="normal" fo:text-shadow="none" style:text-underline-style="none" fo:font-weight="normal" style:letter-kerning="true" style:font-size-asian="24pt" style:font-style-asian="normal" style:font-weight-asian="normal" style:text-emphasize="none"/>
    </style:style>
    <style:style style:name="Numbering_20_Symbols" style:display-name="Numbering Symbols" style:family="text">
      <style:text-properties style:font-name-asian="华文黑体 - Kelvin"/>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style:background-transparency="100%">
        <style:background-image/>
      </style:graphic-properties>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6-27T10:17:34</meta:creation-date>
    <dc:date>2025-11-19T12:45:17.15</dc:date>
    <meta:editing-duration>P1DT4H51M43S</meta:editing-duration>
    <meta:editing-cycles>262</meta:editing-cycles>
    <meta:generator>OpenOffice/4.1.16$Win32 OpenOffice.org_project/4116m3$Build-9816</meta:generator>
    <dc:creator>Fallen </dc:creator>
    <meta:document-statistic meta:table-count="10" meta:image-count="0" meta:object-count="0" meta:page-count="24" meta:paragraph-count="411" meta:word-count="6686" meta:character-count="8269"/>
  </office:meta>
</office:document-meta>
</file>